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9.267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434cm"/>
    </style:style>
    <style:style style:name="co19" style:family="table-column">
      <style:table-column-properties fo:break-before="auto" style:column-width="2.893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1.697cm"/>
    </style:style>
    <style:style style:name="co23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5.36cm"/>
    </style:style>
    <style:style style:name="co26" style:family="table-column">
      <style:table-column-properties fo:break-before="auto" style:column-width="4.27cm"/>
    </style:style>
    <style:style style:name="co27" style:family="table-column">
      <style:table-column-properties fo:break-before="auto" style:column-width="14.963cm"/>
    </style:style>
    <style:style style:name="co28" style:family="table-column">
      <style:table-column-properties fo:break-before="auto" style:column-width="6.708cm"/>
    </style:style>
    <style:style style:name="co29" style:family="table-column">
      <style:table-column-properties fo:break-before="auto" style:column-width="9.687cm"/>
    </style:style>
    <style:style style:name="co30" style:family="table-column">
      <style:table-column-properties fo:break-before="auto" style:column-width="4.699cm"/>
    </style:style>
    <style:style style:name="co31" style:family="table-column">
      <style:table-column-properties fo:break-before="auto" style:column-width="1.919cm"/>
    </style:style>
    <style:style style:name="co32" style:family="table-column">
      <style:table-column-properties fo:break-before="auto" style:column-width="2.424cm"/>
    </style:style>
    <style:style style:name="co33" style:family="table-column">
      <style:table-column-properties fo:break-before="auto" style:column-width="12.063cm"/>
    </style:style>
    <style:style style:name="co34" style:family="table-column">
      <style:table-column-properties fo:break-before="auto" style:column-width="4.547cm"/>
    </style:style>
    <style:style style:name="co35" style:family="table-column">
      <style:table-column-properties fo:break-before="auto" style:column-width="5.119cm"/>
    </style:style>
    <style:style style:name="co36" style:family="table-column">
      <style:table-column-properties fo:break-before="auto" style:column-width="3.567cm"/>
    </style:style>
    <style:style style:name="co37" style:family="table-column">
      <style:table-column-properties fo:break-before="auto" style:column-width="3.948cm"/>
    </style:style>
    <style:style style:name="co38" style:family="table-column">
      <style:table-column-properties fo:break-before="auto" style:column-width="3.35cm"/>
    </style:style>
    <style:style style:name="co39" style:family="table-column">
      <style:table-column-properties fo:break-before="auto" style:column-width="4.002cm"/>
    </style:style>
    <style:style style:name="co40" style:family="table-column">
      <style:table-column-properties fo:break-before="auto" style:column-width="2.914cm"/>
    </style:style>
    <style:style style:name="co41" style:family="table-column">
      <style:table-column-properties fo:break-before="auto" style:column-width="4.112cm"/>
    </style:style>
    <style:style style:name="co42" style:family="table-column">
      <style:table-column-properties fo:break-before="auto" style:column-width="3.295cm"/>
    </style:style>
    <style:style style:name="co43" style:family="table-column">
      <style:table-column-properties fo:break-before="auto" style:column-width="1.77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font-name="Liberation Sans" style:font-name-asian="DejaVu Sans" style:font-name-complex="FreeSans"/>
    </style:style>
    <style:style style:name="ce12" style:family="table-cell" style:parent-style-name="Default">
      <style:table-cell-properties fo:wrap-option="wrap"/>
      <style:text-properties fo:color="#336699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ext-properties style:font-name="Liberation Sans" style:font-name-asian="DejaVu Sans" style:font-name-complex="FreeSans"/>
    </style:style>
    <style:style style:name="ce10" style:family="table-cell" style:parent-style-name="Default">
      <style:table-cell-properties fo:wrap-option="wrap"/>
      <style:text-properties fo:color="#336699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inlist" table:style-name="ta1">
        <table:table-column table:style-name="co3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5"/>
        <table:table-column table:style-name="co41" table:default-cell-style-name="ce5"/>
        <table:table-column table:style-name="co42" table:default-cell-style-name="Default"/>
        <table:table-column table:style-name="co43" table:number-columns-repeated="53" table:default-cell-style-name="Default"/>
        <table:table-row table:style-name="ro3">
          <table:table-cell table:style-name="Default" office:value-type="string" calcext:value-type="string">
            <text:p>banka_kodu</text:p>
          </table:table-cell>
          <table:table-cell table:style-name="Default" office:value-type="string" calcext:value-type="string">
            <text:p>banka_adi</text:p>
          </table:table-cell>
          <table:table-cell table:style-name="Default" office:value-type="string" calcext:value-type="string">
            <text:p>bin_code</text:p>
          </table:table-cell>
          <table:table-cell table:style-name="Default" office:value-type="string" calcext:value-type="string">
            <text:p>card_type</text:p>
          </table:table-cell>
          <table:table-cell table:style-name="Default" office:value-type="string" calcext:value-type="string">
            <text:p>sinif</text:p>
          </table:table-cell>
          <table:table-cell table:style-name="Default" office:value-type="string" calcext:value-type="string">
            <text:p>marka</text:p>
          </table:table-cell>
          <table:table-cell table:style-name="Default" office:value-type="string" calcext:value-type="string">
            <text:p>sub_type</text:p>
          </table:table-cell>
          <table:table-cell office:value-type="string" calcext:value-type="string">
            <text:p>taksit</text:p>
          </table:table-cell>
          <table:table-cell table:style-name="Default" office:value-type="string" calcext:value-type="string">
            <text:p>odul</text:p>
          </table:table-cell>
          <table:table-cell table:style-name="Default" office:value-type="string" calcext:value-type="string">
            <text:p>ticari</text:p>
          </table:table-cell>
          <table:table-cell office:value-type="string" calcext:value-type="string">
            <text:p>yapıkredi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395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39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4785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13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38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424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5599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6504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3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4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string" calcext:value-type="string">
            <text:p>9792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460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297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13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59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39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string" calcext:value-type="string">
            <text:p>5487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434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434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3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66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537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6712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0002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4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5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5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7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string" calcext:value-type="string">
            <text:p>97927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397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609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6336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73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47850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string" calcext:value-type="string">
            <text:p>9792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4347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4716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TURKCELL ÖDEME VE ELEKT. PARA HİZ. A.Ş.</text:p>
          </table:table-cell>
          <table:table-cell office:value-type="string" calcext:value-type="string">
            <text:p>5354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4396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439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</text:p>
          </table:table-cell>
          <table:table-cell office:value-type="string" calcext:value-type="string">
            <text:p>PALADYUM ELEKT. PARA VE ÖDEME HİZM. A.Ş.</text:p>
          </table:table-cell>
          <table:table-cell office:value-type="string" calcext:value-type="string">
            <text:p>97926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04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078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132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4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45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395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46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475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54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60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698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766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24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487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18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24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36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16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35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5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76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77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28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09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11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31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49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57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374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0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2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29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6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72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549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08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6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5027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761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676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000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792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</text:p>
          </table:table-cell>
          <table:table-cell office:value-type="string" calcext:value-type="string">
            <text:p>ZİRAAT BANKASI</text:p>
          </table:table-cell>
          <table:table-cell office:value-type="string" calcext:value-type="string">
            <text:p>97928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11301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010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55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55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166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210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234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475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514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56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662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785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20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20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8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4998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10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13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6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62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272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5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65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40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43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5528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6390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6762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000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T. HALK BANKASI A.Ş.</text:p>
          </table:table-cell>
          <table:table-cell office:value-type="string" calcext:value-type="string">
            <text:p>97923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11301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029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5];[YapıKredi.B$25:.B$99];1;FALSE())" office:value-type="float" office:value="402940" calcext:value-type="float">
            <text:p>402940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090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6];[YapıKredi.B$25:.B$99];1;FALSE())" office:value-type="float" office:value="409084" calcext:value-type="float">
            <text:p>40908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7];[YapıKredi.B$25:.B$99];1;FALSE())" office:value-type="float" office:value="411724" calcext:value-type="float">
            <text:p>41172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8];[YapıKredi.B$25:.B$99];1;FALSE())" office:value-type="float" office:value="411943" calcext:value-type="float">
            <text:p>411943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39];[YapıKredi.B$25:.B$99];1;FALSE())" office:value-type="float" office:value="411944" calcext:value-type="float">
            <text:p>41194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19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0];[YapıKredi.B$25:.B$99];1;FALSE())" office:value-type="float" office:value="411979" calcext:value-type="float">
            <text:p>411979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157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1];[YapıKredi.B$25:.B$99];1;FALSE())" office:value-type="float" office:value="415792" calcext:value-type="float">
            <text:p>415792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23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28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43];[YapıKredi.B$25:.B$99];1;FALSE())" office:value-type="float" office:value="428945" calcext:value-type="float">
            <text:p>428945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345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34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5];[YapıKredi.B$25:.B$99];1;FALSE())" office:value-type="float" office:value="434724" calcext:value-type="float">
            <text:p>43472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42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59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47];[YapıKredi.B$25:.B$99];1;FALSE())" office:value-type="float" office:value="459252" calcext:value-type="float">
            <text:p>459252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79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48];[YapıKredi.B$25:.B$99];1;FALSE())" office:value-type="float" office:value="479909" calcext:value-type="float">
            <text:p>479909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83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10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38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1];[YapıKredi.B$25:.B$99];1;FALSE())" office:value-type="float" office:value="493841" calcext:value-type="float">
            <text:p>493841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493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2];[YapıKredi.B$25:.B$99];1;FALSE())" office:value-type="float" office:value="493846" calcext:value-type="float">
            <text:p>493846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20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3];[YapıKredi.B$25:.B$99];1;FALSE())" office:value-type="float" office:value="520017" calcext:value-type="float">
            <text:p>520017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224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1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5];[YapıKredi.B$25:.B$99];1;FALSE())" office:value-type="float" office:value="531369" calcext:value-type="float">
            <text:p>531369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5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57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375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00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59];[YapıKredi.B$25:.B$99];1;FALSE())" office:value-type="float" office:value="540045" calcext:value-type="float">
            <text:p>540045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00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0];[YapıKredi.B$25:.B$99];1;FALSE())" office:value-type="float" office:value="540046" calcext:value-type="float">
            <text:p>540046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1];[YapıKredi.B$25:.B$99];1;FALSE())" office:value-type="float" office:value="542119" calcext:value-type="float">
            <text:p>542119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7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2];[YapıKredi.B$25:.B$99];1;FALSE())" office:value-type="float" office:value="542798" calcext:value-type="float">
            <text:p>542798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28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3];[YapıKredi.B$25:.B$99];1;FALSE())" office:value-type="float" office:value="542804" calcext:value-type="float">
            <text:p>54280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472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164];[YapıKredi.B$25:.B$99];1;FALSE())" office:value-type="float" office:value="547244" calcext:value-type="float">
            <text:p>54724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21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65];[YapıKredi.B$25:.B$99];1;FALSE())" office:value-type="float" office:value="552101" calcext:value-type="float">
            <text:p>552101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4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554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589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6500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6501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170];[YapıKredi.B$25:.B$99];1;FALSE())" office:value-type="float" office:value="650170" calcext:value-type="float">
            <text:p>650170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0002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792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9792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1130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11503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YDC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1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24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4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4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060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3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6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16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27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277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1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380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39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0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475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0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1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56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1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590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691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1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792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894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4970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1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0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2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2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197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3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4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53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9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2892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08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15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25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45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5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375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22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5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51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79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499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0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2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5530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06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764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6765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0002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792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string" calcext:value-type="string">
            <text:p>97926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13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256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2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2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5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35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4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48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96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796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49383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27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16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0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18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19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24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52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35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0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2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26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3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71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5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58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000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Hayır</text:p>
          </table:table-cell>
          <table:table-cell table:formula="of:=VLOOKUP([.C2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Evet</text:p>
          </table:table-cell>
          <table:table-cell table:formula="of:=VLOOKUP([.C2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46</text:p>
          </table:table-cell>
          <table:table-cell office:value-type="string" calcext:value-type="string">
            <text:p>AKBANK T.A.Ş.</text:p>
          </table:table-cell>
          <table:table-cell office:value-type="string" calcext:value-type="string">
            <text:p>9792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11305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0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09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111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210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238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590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894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4940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168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19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2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21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25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308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7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9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2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49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5897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65017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S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2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6768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2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000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792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59</text:p>
          </table:table-cell>
          <table:table-cell office:value-type="string" calcext:value-type="string">
            <text:p>ŞEKERBANK T.A.Ş.</text:p>
          </table:table-cell>
          <table:table-cell office:value-type="string" calcext:value-type="string">
            <text:p>97926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2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2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2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R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CM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44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E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/>
          <table:table-cell table:formula="of:=VLOOKUP([.C3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E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formula="of:=VLOOKUP([.C3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GOL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2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563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B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3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S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14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759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83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6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7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37937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AMEX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formula="of:=VLOOKUP([.C3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173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3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3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G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4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50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50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66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6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092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3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101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1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05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68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7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7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82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282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1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32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484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2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KIN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3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67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1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1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2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4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3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PR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796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PARA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24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70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7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3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94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89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01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21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493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3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49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6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P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69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EBITSN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170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0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09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3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8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1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3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22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4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69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GENC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8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/>
          <table:table-cell table:formula="of:=VLOOKUP([.C3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289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31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formula="of:=VLOOKUP([.C3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4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3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5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PR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54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PARAC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6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381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0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4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0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6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4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07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1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2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21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37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40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4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2"/>
          <table:table-cell table:formula="of:=VLOOKUP([.C4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79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formula="of:=VLOOKUP([.C4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89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499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3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SM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formula="of:=VLOOKUP([.C4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49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70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ANAL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586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5893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224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GBNS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4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06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6768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0001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GBKK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792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BNSFLEXI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string" calcext:value-type="string">
            <text:p>97923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PARACARD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11306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039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18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2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4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383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Evet</text:p>
          </table:table-cell>
          <table:table-cell table:formula="of:=VLOOKUP([.C4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410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08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5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609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39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4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3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3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4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79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836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4893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101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253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3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46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52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5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4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3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06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06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377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5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482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20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3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Evet</text:p>
          </table:table-cell>
          <table:table-cell table:formula="of:=VLOOKUP([.C4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59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589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08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09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1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Hayır</text:p>
          </table:table-cell>
          <table:table-cell table:formula="of:=VLOOKUP([.C4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4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98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İşBankası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Evet</text:p>
          </table:table-cell>
          <table:table-cell table:formula="of:=VLOOKUP([.C4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65099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4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9792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4</text:p>
          </table:table-cell>
          <table:table-cell office:value-type="string" calcext:value-type="string">
            <text:p>T. İŞ BANKASI A.Ş.</text:p>
          </table:table-cell>
          <table:table-cell office:value-type="string" calcext:value-type="string">
            <text:p>97923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0100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0200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115067</text:p>
          </table:table-cell>
          <table:table-cell office:value-type="string" calcext:value-type="string">
            <text:p>JCB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1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4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48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495];[YapıKredi.B$25:.B$99];1;FALSE())" office:value-type="float" office:value="404809" calcext:value-type="float">
            <text:p>404809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0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133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143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20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4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20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7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3483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03];[YapıKredi.B$25:.B$99];1;FALSE())" office:value-type="float" office:value="434839" calcext:value-type="float">
            <text:p>434839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421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462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05];[YapıKredi.B$25:.B$99];1;FALSE())" office:value-type="float" office:value="446212" calcext:value-type="float">
            <text:p>446212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506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06];[YapıKredi.B$25:.B$99];1;FALSE())" office:value-type="float" office:value="450634" calcext:value-type="float">
            <text:p>45063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55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07];[YapıKredi.B$25:.B$99];1;FALSE())" office:value-type="float" office:value="455359" calcext:value-type="float">
            <text:p>455359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7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6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0];[YapıKredi.B$25:.B$99];1;FALSE())" office:value-type="float" office:value="479620" calcext:value-type="float">
            <text:p>479620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1];[YapıKredi.B$25:.B$99];1;FALSE())" office:value-type="float" office:value="479794" calcext:value-type="float">
            <text:p>47979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79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12];[YapıKredi.B$25:.B$99];1;FALSE())" office:value-type="float" office:value="479795" calcext:value-type="float">
            <text:p>479795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09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12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4];[YapıKredi.B$25:.B$99];1;FALSE())" office:value-type="float" office:value="491205" calcext:value-type="float">
            <text:p>491205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15];[YapıKredi.B$25:.B$99];1;FALSE())" office:value-type="float" office:value="491206" calcext:value-type="float">
            <text:p>491206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17];[YapıKredi.B$25:.B$99];1;FALSE())" office:value-type="float" office:value="492130" calcext:value-type="float">
            <text:p>492130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21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49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3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0];[YapıKredi.B$25:.B$99];1;FALSE())" office:value-type="float" office:value="523034" calcext:value-type="float">
            <text:p>52303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46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258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2];[YapıKredi.B$25:.B$99];1;FALSE())" office:value-type="float" office:value="525864" calcext:value-type="float">
            <text:p>52586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39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3];[YapıKredi.B$25:.B$99];1;FALSE())" office:value-type="float" office:value="533913" calcext:value-type="float">
            <text:p>533913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56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75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378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29];[YapıKredi.B$25:.B$99];1;FALSE())" office:value-type="float" office:value="540061" calcext:value-type="float">
            <text:p>540061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0];[YapıKredi.B$25:.B$99];1;FALSE())" office:value-type="float" office:value="540062" calcext:value-type="float">
            <text:p>540062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1];[YapıKredi.B$25:.B$99];1;FALSE())" office:value-type="float" office:value="540063" calcext:value-type="float">
            <text:p>540063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1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2];[YapıKredi.B$25:.B$99];1;FALSE())" office:value-type="float" office:value="540122" calcext:value-type="float">
            <text:p>540122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0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3];[YapıKredi.B$25:.B$99];1;FALSE())" office:value-type="float" office:value="540129" calcext:value-type="float">
            <text:p>540129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34];[YapıKredi.B$25:.B$99];1;FALSE())" office:value-type="float" office:value="542117" calcext:value-type="float">
            <text:p>542117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51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/>
          <table:table-cell table:formula="of:=VLOOKUP([.C535];[YapıKredi.B$25:.B$99];1;FALSE())" office:value-type="float" office:value="545103" calcext:value-type="float">
            <text:p>545103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49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26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37];[YapıKredi.B$25:.B$99];1;FALSE())" office:value-type="float" office:value="552645" calcext:value-type="float">
            <text:p>552645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2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538];[YapıKredi.B$25:.B$99];1;FALSE())" office:value-type="float" office:value="552659" calcext:value-type="float">
            <text:p>552659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5544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037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3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016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73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5799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676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0002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4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97926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549];[YapıKredi.B$25:.B$99];1;FALSE())" office:value-type="float" office:value="979263" calcext:value-type="float">
            <text:p>979263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4378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471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5534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string" calcext:value-type="string">
            <text:p>5550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4193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185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29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520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58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5892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6</text:p>
          </table:table-cell>
          <table:table-cell office:value-type="string" calcext:value-type="string">
            <text:p>TURKISHBANK A.Ş.</text:p>
          </table:table-cell>
          <table:table-cell office:value-type="string" calcext:value-type="string">
            <text:p>6775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06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85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08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14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03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230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555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48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963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796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802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5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4908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01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41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58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179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26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269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1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2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51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352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00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0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5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0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9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29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5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488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00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04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5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42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5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5545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5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033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763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6764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9000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ING BANK A.Ş.</text:p>
          </table:table-cell>
          <table:table-cell office:value-type="string" calcext:value-type="string">
            <text:p>97924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23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3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4689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17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0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2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1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19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2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38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43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57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559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6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603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671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FIBABANKA</text:p>
          </table:table-cell>
          <table:table-cell office:value-type="string" calcext:value-type="string">
            <text:p>9000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603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676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8</text:p>
          </table:table-cell>
          <table:table-cell office:value-type="string" calcext:value-type="string">
            <text:p>TURKLAND BANK</text:p>
          </table:table-cell>
          <table:table-cell office:value-type="string" calcext:value-type="string">
            <text:p>9000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137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139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459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560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4560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14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218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270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457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457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6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586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6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589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9000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09</text:p>
          </table:table-cell>
          <table:table-cell office:value-type="string" calcext:value-type="string">
            <text:p>TEKSTİLBANK A.Ş.</text:p>
          </table:table-cell>
          <table:table-cell office:value-type="string" calcext:value-type="string">
            <text:p>97923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1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2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2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30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63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093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0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43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55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15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00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23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273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13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56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397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410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423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593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796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87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499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7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8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6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193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10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1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69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295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08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11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51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7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39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2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1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58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7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5478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6010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6772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000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792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FİNANSBANK A.Ş.</text:p>
          </table:table-cell>
          <table:table-cell office:value-type="string" calcext:value-type="string">
            <text:p>9792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6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59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89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6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09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2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282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6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4960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0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2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19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254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257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0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2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451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04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04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21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5566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676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6771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HSBC BANK A.Ş.</text:p>
          </table:table-cell>
          <table:table-cell office:value-type="string" calcext:value-type="string">
            <text:p>9000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3657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163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466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26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63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K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164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22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44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5584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502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5499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6706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string" calcext:value-type="string">
            <text:p>9000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4913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BURGAN BANK A.Ş.</text:p>
          </table:table-cell>
          <table:table-cell office:value-type="string" calcext:value-type="string">
            <text:p>5358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1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2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03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11313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31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49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86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09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2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243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603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2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2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76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894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489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08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0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2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49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5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NTDB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7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69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1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0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3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09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35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95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298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333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3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7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34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67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49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26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5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6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5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7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Z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7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558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7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019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70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6706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000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792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DENİZ BANK A.Ş.</text:p>
          </table:table-cell>
          <table:table-cell office:value-type="string" calcext:value-type="string">
            <text:p>97924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7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798];[YapıKredi.B$25:.B$99];1;FALSE())" office:value-type="float" office:value="425846" calcext:value-type="float">
            <text:p>425846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799];[YapıKredi.B$25:.B$99];1;FALSE())" office:value-type="float" office:value="425847" calcext:value-type="float">
            <text:p>425847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00];[YapıKredi.B$25:.B$99];1;FALSE())" office:value-type="float" office:value="425848" calcext:value-type="float">
            <text:p>425848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25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4413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2];[YapıKredi.B$25:.B$99];1;FALSE())" office:value-type="float" office:value="441341" calcext:value-type="float">
            <text:p>441341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222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3];[YapıKredi.B$25:.B$99];1;FALSE())" office:value-type="float" office:value="522240" calcext:value-type="float">
            <text:p>522240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22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4];[YapıKredi.B$25:.B$99];1;FALSE())" office:value-type="float" office:value="522241" calcext:value-type="float">
            <text:p>522241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358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543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06];[YapıKredi.B$25:.B$99];1;FALSE())" office:value-type="float" office:value="554301" calcext:value-type="float">
            <text:p>554301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5585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07];[YapıKredi.B$25:.B$99];1;FALSE())" office:value-type="float" office:value="558593" calcext:value-type="float">
            <text:p>558593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676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000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7924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9792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11];[YapıKredi.B$25:.B$99];1;FALSE())" office:value-type="float" office:value="979252" calcext:value-type="float">
            <text:p>979252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453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04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154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17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282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28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4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35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5818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671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6711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000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792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string" calcext:value-type="string">
            <text:p>97924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87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4691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169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19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23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46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69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73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280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53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6708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9000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office:value-type="string" calcext:value-type="string">
            <text:p>9792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8793" calcext:value-type="float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9180" calcext:value-type="float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9182" calcext:value-type="float">
            <text:p>4691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ODEA BANK A.Ş.</text:p>
          </table:table-cell>
          <table:table-cell table:style-name="ce2" office:value-type="float" office:value="469183" calcext:value-type="float">
            <text:p>4691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AXESS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Akbank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150</text:p>
          </table:table-cell>
          <table:table-cell office:value-type="string" calcext:value-type="string">
            <text:p>GOLDEN GLOBAL YATIRIM BANKASI AŞ</text:p>
          </table:table-cell>
          <table:table-cell office:value-type="string" calcext:value-type="string">
            <text:p>4742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150</text:p>
          </table:table-cell>
          <table:table-cell office:value-type="string" calcext:value-type="string">
            <text:p>GOLDEN GLOBAL YATIRIM BANKASI AŞ</text:p>
          </table:table-cell>
          <table:table-cell office:value-type="string" calcext:value-type="string">
            <text:p>5474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177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62];[YapıKredi.B$25:.B$99];1;FALSE())" office:value-type="float" office:value="417715" calcext:value-type="float">
            <text:p>417715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177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230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4];[YapıKredi.B$25:.B$99];1;FALSE())" office:value-type="float" office:value="423002" calcext:value-type="float">
            <text:p>423002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2493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5];[YapıKredi.B$25:.B$99];1;FALSE())" office:value-type="float" office:value="424935" calcext:value-type="float">
            <text:p>424935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2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6];[YapıKredi.B$25:.B$99];1;FALSE())" office:value-type="float" office:value="432284" calcext:value-type="float">
            <text:p>43228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22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67];[YapıKredi.B$25:.B$99];1;FALSE())" office:value-type="float" office:value="432285" calcext:value-type="float">
            <text:p>432285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45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34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69];[YapıKredi.B$25:.B$99];1;FALSE())" office:value-type="float" office:value="434572" calcext:value-type="float">
            <text:p>434572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63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479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115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2];[YapıKredi.B$25:.B$99];1;FALSE())" office:value-type="float" office:value="511583" calcext:value-type="float">
            <text:p>511583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37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3];[YapıKredi.B$25:.B$99];1;FALSE())" office:value-type="float" office:value="533796" calcext:value-type="float">
            <text:p>533796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3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42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5];[YapıKredi.B$25:.B$99];1;FALSE())" office:value-type="float" office:value="534264" calcext:value-type="float">
            <text:p>53426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36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formula="of:=VLOOKUP([.C876];[YapıKredi.B$25:.B$99];1;FALSE())" office:value-type="float" office:value="536180" calcext:value-type="float">
            <text:p>536180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472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style-name="Default" office:value-type="string" calcext:value-type="string">
            <text:p>World</text:p>
          </table:table-cell>
          <table:table-cell table:style-name="Default" office:value-type="string" calcext:value-type="string">
            <text:p>Kredi Kartı</text:p>
          </table:table-cell>
          <table:table-cell table:style-name="Default" office:value-type="string" calcext:value-type="string">
            <text:p>YapıKredi</text:p>
          </table:table-cell>
          <table:table-cell table:style-name="Default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formula="of:=VLOOKUP([.C877];[YapıKredi.B$25:.B$99];1;FALSE())" office:value-type="float" office:value="547234" calcext:value-type="float">
            <text:p>547234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5482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6773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7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9000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9792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2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8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03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8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10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8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8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39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83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483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1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89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25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2"/>
          <table:table-cell table:formula="of:=VLOOKUP([.C89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188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0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53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70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73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89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281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0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357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39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475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0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5573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6770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000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792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string" calcext:value-type="string">
            <text:p>97926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0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00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0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04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116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91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162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249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284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1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35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1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4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0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1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79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850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2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98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4987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17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17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23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8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2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190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218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28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3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377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417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NSTK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formula="of:=VLOOKUP([.C93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49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/>
          <table:table-cell table:formula="of:=VLOOKUP([.C93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552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3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6060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6774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9000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3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string" calcext:value-type="string">
            <text:p>9792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41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253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277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352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39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5578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6705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9000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string" calcext:value-type="string">
            <text:p>9792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4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4837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4837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353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479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formula="of:=VLOOKUP([.C95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5582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6705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000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00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3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5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5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string" calcext:value-type="string">
            <text:p>97926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TÜRKİYE EMLAK KATILIM BANKASI A.Ş.</text:p>
          </table:table-cell>
          <table:table-cell office:value-type="string" calcext:value-type="string">
            <text:p>9000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TÜRKİYE EMLAK KATILIM BANKASI A.Ş.</text:p>
          </table:table-cell>
          <table:table-cell office:value-type="string" calcext:value-type="string">
            <text:p>97926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825</text:p>
          </table:table-cell>
          <table:table-cell office:value-type="string" calcext:value-type="string">
            <text:p>BİRLEŞİK ÖDEME VE ELEKTRONİK PARA HİZMET</text:p>
          </table:table-cell>
          <table:table-cell office:value-type="string" calcext:value-type="string">
            <text:p>9792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434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6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4346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5196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table:number-columns-repeated="2"/>
          <table:table-cell office:value-type="string" calcext:value-type="string">
            <text:p>Hayır</text:p>
          </table:table-cell>
          <table:table-cell table:formula="of:=VLOOKUP([.C96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838</text:p>
          </table:table-cell>
          <table:table-cell office:value-type="string" calcext:value-type="string">
            <text:p>SİPAY ELEKTRONİK PARA VE ÖDEME HİZMETLER</text:p>
          </table:table-cell>
          <table:table-cell office:value-type="string" calcext:value-type="string">
            <text:p>9792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7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839</text:p>
          </table:table-cell>
          <table:table-cell office:value-type="string" calcext:value-type="string">
            <text:p>OZAN ELEKTRONİK PARA A.Ş</text:p>
          </table:table-cell>
          <table:table-cell office:value-type="string" calcext:value-type="string">
            <text:p>4985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8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864</text:p>
          </table:table-cell>
          <table:table-cell office:value-type="string" calcext:value-type="string">
            <text:p>İYZİ ÖDEME VE ELEKTRONİK PARA HİZMETLERİ</text:p>
          </table:table-cell>
          <table:table-cell office:value-type="string" calcext:value-type="string">
            <text:p>5358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69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870</text:p>
          </table:table-cell>
          <table:table-cell office:value-type="string" calcext:value-type="string">
            <text:p>TT ODEME VE ELEKTRONİK PARA HİZMETLERİ</text:p>
          </table:table-cell>
          <table:table-cell office:value-type="string" calcext:value-type="string">
            <text:p>5340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0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LYDİANS ELEKTRONİK PARA VE ÖDEME HİZMETL</text:p>
          </table:table-cell>
          <table:table-cell office:value-type="string" calcext:value-type="string">
            <text:p>4395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1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890</text:p>
          </table:table-cell>
          <table:table-cell office:value-type="string" calcext:value-type="string">
            <text:p>LYDİANS ELEKTRONİK PARA VE ÖDEME HİZMETL</text:p>
          </table:table-cell>
          <table:table-cell office:value-type="string" calcext:value-type="string">
            <text:p>4395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2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4921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3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12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4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167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5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215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formula="of:=VLOOKUP([.C976];[YapıKredi.B$25:.B$99];1;FALSE())" office:value-type="string" office:string-value="" calcext:value-type="error">
            <text:p>#YOK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string" calcext:value-type="string">
            <text:p>539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formula="of:=VLOOKUP([.C977];[YapıKredi.B$25:.B$99];1;FALSE())" office:value-type="string" office:string-value="" calcext:value-type="error">
            <text:p>#YOK</text:p>
          </table:table-cell>
          <table:table-cell table:number-columns-repeated="53"/>
        </table:table-row>
      </table:table>
      <table:table table:name="binlistEski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2" table:default-cell-style-name="Default"/>
        <table:table-column table:style-name="co24" table:default-cell-style-name="Default"/>
        <table:table-row table:style-name="ro2">
          <table:table-cell office:value-type="string" calcext:value-type="string">
            <text:p>banka_kodu</text:p>
          </table:table-cell>
          <table:table-cell office:value-type="string" calcext:value-type="string">
            <text:p>banka_adi</text:p>
          </table:table-cell>
          <table:table-cell office:value-type="string" calcext:value-type="string">
            <text:p>bin_cod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sinif</text:p>
          </table:table-cell>
          <table:table-cell/>
          <table:table-cell office:value-type="string" calcext:value-type="string">
            <text:p>marka</text:p>
          </table:table-cell>
          <table:table-cell office:value-type="string" calcext:value-type="string">
            <text:p>sub_type</text:p>
          </table:table-cell>
          <table:table-cell office:value-type="string" calcext:value-type="string">
            <text:p>taksit</text:p>
          </table:table-cell>
          <table:table-cell office:value-type="string" calcext:value-type="string">
            <text:p>odul</text:p>
          </table:table-cell>
          <table:table-cell office:value-type="string" calcext:value-type="string">
            <text:p>ticari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535616" calcext:value-type="float">
            <text:p>53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35" calcext:value-type="float">
            <text:p>97923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48" calcext:value-type="float">
            <text:p>97924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ÜRK ELEKTRONİK PARA A.S.</text:p>
          </table:table-cell>
          <table:table-cell office:value-type="float" office:value="979257" calcext:value-type="float">
            <text:p>97925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1389" calcext:value-type="float">
            <text:p>5313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PARA ELEKTRONİK PARA VE ÖDEME HİZMETLE</text:p>
          </table:table-cell>
          <table:table-cell office:value-type="float" office:value="535925" calcext:value-type="float">
            <text:p>5359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671200" calcext:value-type="float">
            <text:p>67120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49" calcext:value-type="float">
            <text:p>97924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54" calcext:value-type="float">
            <text:p>97925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7" calcext:value-type="float">
            <text:p>97927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STA VE TELGRAF TEŞKİLATI A.Ş.</text:p>
          </table:table-cell>
          <table:table-cell office:value-type="float" office:value="979278" calcext:value-type="float">
            <text:p>97927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İNİNAL ÖDEME VE ELEKTRONİK PARA HİZ. A.Ş</text:p>
          </table:table-cell>
          <table:table-cell office:value-type="float" office:value="979266" calcext:value-type="float">
            <text:p>9792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4591" calcext:value-type="float">
            <text:p>404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07814" calcext:value-type="float">
            <text:p>4078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13226" calcext:value-type="float">
            <text:p>4132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6" calcext:value-type="float">
            <text:p>4446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7" calcext:value-type="float">
            <text:p>4446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4678" calcext:value-type="float">
            <text:p>4446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47504" calcext:value-type="float">
            <text:p>4475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1" calcext:value-type="float">
            <text:p>454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2" calcext:value-type="float">
            <text:p>4546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3" calcext:value-type="float">
            <text:p>454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54674" calcext:value-type="float">
            <text:p>454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69884" calcext:value-type="float">
            <text:p>4698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76619" calcext:value-type="float">
            <text:p>4766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482465" calcext:value-type="float">
            <text:p>4824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1885" calcext:value-type="float">
            <text:p>5118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2440" calcext:value-type="float">
            <text:p>5124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3662" calcext:value-type="float">
            <text:p>5136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16932" calcext:value-type="float">
            <text:p>516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3529" calcext:value-type="float">
            <text:p>5235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7682" calcext:value-type="float">
            <text:p>52768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28208" calcext:value-type="float">
            <text:p>528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0905" calcext:value-type="float">
            <text:p>5309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1102" calcext:value-type="float">
            <text:p>5311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3154" calcext:value-type="float">
            <text:p>5331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34981" calcext:value-type="float">
            <text:p>5349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0" calcext:value-type="float">
            <text:p>540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0134" calcext:value-type="float">
            <text:p>540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2374" calcext:value-type="float">
            <text:p>5423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6957" calcext:value-type="float">
            <text:p>5469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7287" calcext:value-type="float">
            <text:p>5472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549449" calcext:value-type="float">
            <text:p>549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3" calcext:value-type="float">
            <text:p>6761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676124" calcext:value-type="float">
            <text:p>676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17" calcext:value-type="float">
            <text:p>97921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İRAAT BANKASI</text:p>
          </table:table-cell>
          <table:table-cell office:value-type="float" office:value="979280" calcext:value-type="float">
            <text:p>97928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113012" calcext:value-type="float">
            <text:p>11301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01049" calcext:value-type="float">
            <text:p>4010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4" calcext:value-type="float">
            <text:p>4155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5515" calcext:value-type="float">
            <text:p>4155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16607" calcext:value-type="float">
            <text:p>4166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21030" calcext:value-type="float">
            <text:p>4210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0776" calcext:value-type="float">
            <text:p>4407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47505" calcext:value-type="float">
            <text:p>4475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51454" calcext:value-type="float">
            <text:p>4514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66260" calcext:value-type="float">
            <text:p>4662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4" calcext:value-type="float">
            <text:p>4920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2095" calcext:value-type="float">
            <text:p>4920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8852" calcext:value-type="float">
            <text:p>498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2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499821" calcext:value-type="float">
            <text:p>4998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10056" calcext:value-type="float">
            <text:p>510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1378" calcext:value-type="float">
            <text:p>5213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89" calcext:value-type="float">
            <text:p>52628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26290" calcext:value-type="float">
            <text:p>5262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37500" calcext:value-type="float">
            <text:p>5375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2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0435" calcext:value-type="float">
            <text:p>540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43081" calcext:value-type="float">
            <text:p>5430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4"/>
          <table:table-cell table:style-name="ce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52879" calcext:value-type="float">
            <text:p>5528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588843" calcext:value-type="float">
            <text:p>588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39001" calcext:value-type="float">
            <text:p>6390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676258" calcext:value-type="float">
            <text:p>6762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0" calcext:value-type="float">
            <text:p>97921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12" calcext:value-type="float">
            <text:p>97921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38" calcext:value-type="float">
            <text:p>97923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. HALK BANKASI A.Ş.</text:p>
          </table:table-cell>
          <table:table-cell office:value-type="float" office:value="979244" calcext:value-type="float">
            <text:p>97924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113015" calcext:value-type="float">
            <text:p>11301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2940" calcext:value-type="float">
            <text:p>4029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09084" calcext:value-type="float">
            <text:p>4090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724" calcext:value-type="float">
            <text:p>411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2" calcext:value-type="float">
            <text:p>4119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2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3" calcext:value-type="float">
            <text:p>4119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3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44" calcext:value-type="float">
            <text:p>4119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1979" calcext:value-type="float">
            <text:p>4119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5792" calcext:value-type="float">
            <text:p>4157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16757" calcext:value-type="float">
            <text:p>4167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3478" calcext:value-type="float">
            <text:p>423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28945" calcext:value-type="float">
            <text:p>4289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530" calcext:value-type="float">
            <text:p>4345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34724" calcext:value-type="float">
            <text:p>434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42671" calcext:value-type="float">
            <text:p>442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59252" calcext:value-type="float">
            <text:p>459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8" calcext:value-type="float">
            <text:p>4799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79909" calcext:value-type="float">
            <text:p>479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83612" calcext:value-type="float">
            <text:p>483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1005" calcext:value-type="float">
            <text:p>4910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1" calcext:value-type="float">
            <text:p>4938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9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493846" calcext:value-type="float">
            <text:p>493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0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20017" calcext:value-type="float">
            <text:p>520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5576" calcext:value-type="float">
            <text:p>535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37504" calcext:value-type="float">
            <text:p>5375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5" calcext:value-type="float">
            <text:p>5400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0046" calcext:value-type="float">
            <text:p>5400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5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119" calcext:value-type="float">
            <text:p>542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798" calcext:value-type="float">
            <text:p>5427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2804" calcext:value-type="float">
            <text:p>5428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47244" calcext:value-type="float">
            <text:p>5472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0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2101" calcext:value-type="float">
            <text:p>5521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54548" calcext:value-type="float">
            <text:p>5545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589311" calcext:value-type="float">
            <text:p>589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052" calcext:value-type="float">
            <text:p>65005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650170" calcext:value-type="float">
            <text:p>6501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09" calcext:value-type="float">
            <text:p>97920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30" calcext:value-type="float">
            <text:p>97923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KK</text:p>
          </table:table-cell>
          <table:table-cell table:formula="of:=COUNTIF([.N$2:.N$69];[.C1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. VAKIFLAR BANKASI T.A.O</text:p>
          </table:table-cell>
          <table:table-cell office:value-type="float" office:value="979256" calcext:value-type="float">
            <text:p>97925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1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3032" calcext:value-type="float">
            <text:p>11303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1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115032" calcext:value-type="float">
            <text:p>115032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YDCKK</text:p>
          </table:table-cell>
          <table:table-cell table:formula="of:=COUNTIF([.N$2:.N$69];[.C1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142" calcext:value-type="float">
            <text:p>4021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8" calcext:value-type="float">
            <text:p>402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2459" calcext:value-type="float">
            <text:p>4024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15" calcext:value-type="float">
            <text:p>404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4350" calcext:value-type="float">
            <text:p>404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06015" calcext:value-type="float">
            <text:p>4060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3528" calcext:value-type="float">
            <text:p>4135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350" calcext:value-type="float">
            <text:p>4163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16563" calcext:value-type="float">
            <text:p>416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308" calcext:value-type="float">
            <text:p>427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2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27707" calcext:value-type="float">
            <text:p>4277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38040" calcext:value-type="float">
            <text:p>4380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1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47" calcext:value-type="float">
            <text:p>4402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3" calcext:value-type="float">
            <text:p>4402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74" calcext:value-type="float">
            <text:p>440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3" calcext:value-type="float">
            <text:p>440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4" calcext:value-type="float">
            <text:p>440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0295" calcext:value-type="float">
            <text:p>440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47503" calcext:value-type="float">
            <text:p>4475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0918" calcext:value-type="float">
            <text:p>450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3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5645" calcext:value-type="float">
            <text:p>4556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59026" calcext:value-type="float">
            <text:p>45902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69188" calcext:value-type="float">
            <text:p>4691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79227" calcext:value-type="float">
            <text:p>4792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4" calcext:value-type="float">
            <text:p>4894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5" calcext:value-type="float">
            <text:p>489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ONUS</text:p>
          </table:table-cell>
          <table:table-cell table:formula="of:=COUNTIF([.N$2:.N$69];[.C14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489496" calcext:value-type="float">
            <text:p>4894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EBNSTK</text:p>
          </table:table-cell>
          <table:table-cell table:formula="of:=COUNTIF([.N$2:.N$69];[.C1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8" calcext:value-type="float">
            <text:p>5101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139" calcext:value-type="float">
            <text:p>510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0221" calcext:value-type="float">
            <text:p>510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753" calcext:value-type="float">
            <text:p>512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2803" calcext:value-type="float">
            <text:p>512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19780" calcext:value-type="float">
            <text:p>5197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346" calcext:value-type="float">
            <text:p>5243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5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39" calcext:value-type="float">
            <text:p>524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4840" calcext:value-type="float">
            <text:p>524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5314" calcext:value-type="float">
            <text:p>5253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5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825" calcext:value-type="float">
            <text:p>528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28920" calcext:value-type="float">
            <text:p>5289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0853" calcext:value-type="float">
            <text:p>5308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5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1531" calcext:value-type="float">
            <text:p>5315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2581" calcext:value-type="float">
            <text:p>532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4538" calcext:value-type="float">
            <text:p>5345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35217" calcext:value-type="float">
            <text:p>535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2259" calcext:value-type="float">
            <text:p>5422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4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24" calcext:value-type="float">
            <text:p>545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ONUS</text:p>
          </table:table-cell>
          <table:table-cell table:formula="of:=COUNTIF([.N$2:.N$69];[.C1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5148" calcext:value-type="float">
            <text:p>5451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7985" calcext:value-type="float">
            <text:p>5479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49998" calcext:value-type="float">
            <text:p>5499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8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0449" calcext:value-type="float">
            <text:p>550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69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2207" calcext:value-type="float">
            <text:p>5522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70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553090" calcext:value-type="float">
            <text:p>55309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EBNSTK</text:p>
          </table:table-cell>
          <table:table-cell table:formula="of:=COUNTIF([.N$2:.N$69];[.C1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06329" calcext:value-type="float">
            <text:p>6063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VDK</text:p>
          </table:table-cell>
          <table:table-cell table:formula="of:=COUNTIF([.N$2:.N$69];[.C1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406" calcext:value-type="float">
            <text:p>6764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676578" calcext:value-type="float">
            <text:p>6765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ÜRK EKONOMİ BANKASI A.Ş.</text:p>
          </table:table-cell>
          <table:table-cell office:value-type="float" office:value="979223" calcext:value-type="float">
            <text:p>97922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1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13252" calcext:value-type="float">
            <text:p>4132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25669" calcext:value-type="float">
            <text:p>4256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1" calcext:value-type="float">
            <text:p>432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2072" calcext:value-type="float">
            <text:p>432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8" calcext:value-type="float">
            <text:p>4355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35509" calcext:value-type="float">
            <text:p>435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3" calcext:value-type="float">
            <text:p>474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4854" calcext:value-type="float">
            <text:p>4748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0" calcext:value-type="float">
            <text:p>4796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79681" calcext:value-type="float">
            <text:p>4796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1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493837" calcext:value-type="float">
            <text:p>49383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1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2754" calcext:value-type="float">
            <text:p>5127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0" calcext:value-type="float">
            <text:p>5168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16841" calcext:value-type="float">
            <text:p>5168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0932" calcext:value-type="float">
            <text:p>5209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807" calcext:value-type="float">
            <text:p>5218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1942" calcext:value-type="float">
            <text:p>5219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24347" calcext:value-type="float">
            <text:p>524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4253" calcext:value-type="float">
            <text:p>53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280" calcext:value-type="float">
            <text:p>5352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35449" calcext:value-type="float">
            <text:p>5354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1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0383" calcext:value-type="float">
            <text:p>550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8" calcext:value-type="float">
            <text:p>5526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2609" calcext:value-type="float">
            <text:p>5526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1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3056" calcext:value-type="float">
            <text:p>553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113" calcext:value-type="float">
            <text:p>5571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57829" calcext:value-type="float">
            <text:p>55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589004" calcext:value-type="float">
            <text:p>58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6" calcext:value-type="float">
            <text:p>97920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7" calcext:value-type="float">
            <text:p>97920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2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KBANK T.A.Ş.</text:p>
          </table:table-cell>
          <table:table-cell office:value-type="float" office:value="979208" calcext:value-type="float">
            <text:p>97920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3836" calcext:value-type="float">
            <text:p>40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09622" calcext:value-type="float">
            <text:p>409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6" calcext:value-type="float">
            <text:p>4111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7" calcext:value-type="float">
            <text:p>4111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8" calcext:value-type="float">
            <text:p>4111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59" calcext:value-type="float">
            <text:p>4111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NSTK</text:p>
          </table:table-cell>
          <table:table-cell table:formula="of:=COUNTIF([.N$2:.N$69];[.C2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11160" calcext:value-type="float">
            <text:p>4111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1086" calcext:value-type="float">
            <text:p>4210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23833" calcext:value-type="float">
            <text:p>4238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33383" calcext:value-type="float">
            <text:p>4333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068" calcext:value-type="float">
            <text:p>4590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2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59268" calcext:value-type="float">
            <text:p>4592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BBONUS</text:p>
          </table:table-cell>
          <table:table-cell table:formula="of:=COUNTIF([.N$2:.N$69];[.C21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89401" calcext:value-type="float">
            <text:p>48940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2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3" calcext:value-type="float">
            <text:p>4940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494064" calcext:value-type="float">
            <text:p>4940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2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6846" calcext:value-type="float">
            <text:p>5168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19753" calcext:value-type="float">
            <text:p>5197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1394" calcext:value-type="float">
            <text:p>521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25404" calcext:value-type="float">
            <text:p>525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30866" calcext:value-type="float">
            <text:p>5308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7311" calcext:value-type="float">
            <text:p>5473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NSTK</text:p>
          </table:table-cell>
          <table:table-cell table:formula="of:=COUNTIF([.N$2:.N$69];[.C22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208" calcext:value-type="float">
            <text:p>5492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BBONUS</text:p>
          </table:table-cell>
          <table:table-cell table:formula="of:=COUNTIF([.N$2:.N$69];[.C2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49394" calcext:value-type="float">
            <text:p>5493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2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589713" calcext:value-type="float">
            <text:p>5897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676832" calcext:value-type="float">
            <text:p>6768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2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ŞEKERBANK T.A.Ş.</text:p>
          </table:table-cell>
          <table:table-cell office:value-type="float" office:value="979211" calcext:value-type="float">
            <text:p>97921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2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1" calcext:value-type="float">
            <text:p>37442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L</text:p>
          </table:table-cell>
          <table:table-cell table:formula="of:=COUNTIF([.N$2:.N$69];[.C2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2" calcext:value-type="float">
            <text:p>3744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3" calcext:value-type="float">
            <text:p>3744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4" calcext:value-type="float">
            <text:p>3744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5" calcext:value-type="float">
            <text:p>3744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R</text:p>
          </table:table-cell>
          <table:table-cell table:formula="of:=COUNTIF([.N$2:.N$69];[.C2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6" calcext:value-type="float">
            <text:p>3744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CGL</text:p>
          </table:table-cell>
          <table:table-cell table:formula="of:=COUNTIF([.N$2:.N$69];[.C2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7" calcext:value-type="float">
            <text:p>3744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CMP</text:p>
          </table:table-cell>
          <table:table-cell table:formula="of:=COUNTIF([.N$2:.N$69];[.C2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4428" calcext:value-type="float">
            <text:p>3744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2" calcext:value-type="float">
            <text:p>375622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E</text:p>
          </table:table-cell>
          <table:table-cell table:formula="of:=COUNTIF([.N$2:.N$69];[.C2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3" calcext:value-type="float">
            <text:p>375623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G</text:p>
          </table:table-cell>
          <table:table-cell table:formula="of:=COUNTIF([.N$2:.N$69];[.C2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4" calcext:value-type="float">
            <text:p>37562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P</text:p>
          </table:table-cell>
          <table:table-cell table:formula="of:=COUNTIF([.N$2:.N$69];[.C2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5" calcext:value-type="float">
            <text:p>375625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E</text:p>
          </table:table-cell>
          <table:table-cell table:formula="of:=COUNTIF([.N$2:.N$69];[.C2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6" calcext:value-type="float">
            <text:p>37562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XBG</text:p>
          </table:table-cell>
          <table:table-cell table:formula="of:=COUNTIF([.N$2:.N$69];[.C2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7" calcext:value-type="float">
            <text:p>37562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BNSAMEX</text:p>
          </table:table-cell>
          <table:table-cell table:formula="of:=COUNTIF([.N$2:.N$69];[.C2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8" calcext:value-type="float">
            <text:p>37562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GOLD</text:p>
          </table:table-cell>
          <table:table-cell table:formula="of:=COUNTIF([.N$2:.N$69];[.C2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29" calcext:value-type="float">
            <text:p>37562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MAXPLTN</text:p>
          </table:table-cell>
          <table:table-cell table:formula="of:=COUNTIF([.N$2:.N$69];[.C2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5631" calcext:value-type="float">
            <text:p>37563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AMEXB</text:p>
          </table:table-cell>
          <table:table-cell table:formula="of:=COUNTIF([.N$2:.N$69];[.C2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137" calcext:value-type="float">
            <text:p>37713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MSAXTK</text:p>
          </table:table-cell>
          <table:table-cell table:formula="of:=COUNTIF([.N$2:.N$69];[.C2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6" calcext:value-type="float">
            <text:p>377596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XTK</text:p>
          </table:table-cell>
          <table:table-cell table:formula="of:=COUNTIF([.N$2:.N$69];[.C2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7" calcext:value-type="float">
            <text:p>377597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8" calcext:value-type="float">
            <text:p>377598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7599" calcext:value-type="float">
            <text:p>37759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SFAMEX</text:p>
          </table:table-cell>
          <table:table-cell table:formula="of:=COUNTIF([.N$2:.N$69];[.C25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69" calcext:value-type="float">
            <text:p>379369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BONUS</text:p>
          </table:table-cell>
          <table:table-cell table:formula="of:=COUNTIF([.N$2:.N$69];[.C2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0" calcext:value-type="float">
            <text:p>379370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SM</text:p>
          </table:table-cell>
          <table:table-cell table:formula="of:=COUNTIF([.N$2:.N$69];[.C25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379371" calcext:value-type="float">
            <text:p>379371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HCEAMEX</text:p>
          </table:table-cell>
          <table:table-cell table:formula="of:=COUNTIF([.N$2:.N$69];[.C25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1738" calcext:value-type="float">
            <text:p>40173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5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280" calcext:value-type="float">
            <text:p>403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ANAL</text:p>
          </table:table-cell>
          <table:table-cell table:formula="of:=COUNTIF([.N$2:.N$69];[.C25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3666" calcext:value-type="float">
            <text:p>40366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6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4308" calcext:value-type="float">
            <text:p>4043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51" calcext:value-type="float">
            <text:p>4050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5090" calcext:value-type="float">
            <text:p>4050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09219" calcext:value-type="float">
            <text:p>4092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0141" calcext:value-type="float">
            <text:p>4101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6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13836" calcext:value-type="float">
            <text:p>41383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6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6" calcext:value-type="float">
            <text:p>42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0557" calcext:value-type="float">
            <text:p>4205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REPAID</text:p>
          </table:table-cell>
          <table:table-cell table:formula="of:=COUNTIF([.N$2:.N$69];[.C26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6" calcext:value-type="float">
            <text:p>4268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6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7" calcext:value-type="float">
            <text:p>4268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8" calcext:value-type="float">
            <text:p>4268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7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6889" calcext:value-type="float">
            <text:p>4268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7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4" calcext:value-type="float">
            <text:p>427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7315" calcext:value-type="float">
            <text:p>4273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STK</text:p>
          </table:table-cell>
          <table:table-cell table:formula="of:=COUNTIF([.N$2:.N$69];[.C27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0" calcext:value-type="float">
            <text:p>4282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28221" calcext:value-type="float">
            <text:p>42822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32154" calcext:value-type="float">
            <text:p>4321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FLEXI</text:p>
          </table:table-cell>
          <table:table-cell table:formula="of:=COUNTIF([.N$2:.N$69];[.C27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48472" calcext:value-type="float">
            <text:p>4484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NGCP</text:p>
          </table:table-cell>
          <table:table-cell table:formula="of:=COUNTIF([.N$2:.N$69];[.C27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1668" calcext:value-type="float">
            <text:p>46166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7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2274" calcext:value-type="float">
            <text:p>4622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EKINBNS</text:p>
          </table:table-cell>
          <table:table-cell table:formula="of:=COUNTIF([.N$2:.N$69];[.C28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3" calcext:value-type="float">
            <text:p>4672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4" calcext:value-type="float">
            <text:p>4672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67295" calcext:value-type="float">
            <text:p>4672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TK</text:p>
          </table:table-cell>
          <table:table-cell table:formula="of:=COUNTIF([.N$2:.N$69];[.C28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4151" calcext:value-type="float">
            <text:p>4741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SM</text:p>
          </table:table-cell>
          <table:table-cell table:formula="of:=COUNTIF([.N$2:.N$69];[.C28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0" calcext:value-type="float">
            <text:p>4796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1" calcext:value-type="float">
            <text:p>4796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BONUS</text:p>
          </table:table-cell>
          <table:table-cell table:formula="of:=COUNTIF([.N$2:.N$69];[.C28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62" calcext:value-type="float">
            <text:p>479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CEPRCRD</text:p>
          </table:table-cell>
          <table:table-cell table:formula="of:=COUNTIF([.N$2:.N$69];[.C28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79682" calcext:value-type="float">
            <text:p>4796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PARACRD</text:p>
          </table:table-cell>
          <table:table-cell table:formula="of:=COUNTIF([.N$2:.N$69];[.C28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89" calcext:value-type="float">
            <text:p>4824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8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0" calcext:value-type="float">
            <text:p>4824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2491" calcext:value-type="float">
            <text:p>4824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MGRBNS</text:p>
          </table:table-cell>
          <table:table-cell table:formula="of:=COUNTIF([.N$2:.N$69];[.C29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4" calcext:value-type="float">
            <text:p>4870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7075" calcext:value-type="float">
            <text:p>487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55" calcext:value-type="float">
            <text:p>4894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PARACARD</text:p>
          </table:table-cell>
          <table:table-cell table:formula="of:=COUNTIF([.N$2:.N$69];[.C29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89478" calcext:value-type="float">
            <text:p>4894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BONUS</text:p>
          </table:table-cell>
          <table:table-cell table:formula="of:=COUNTIF([.N$2:.N$69];[.C29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0175" calcext:value-type="float">
            <text:p>4901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6" calcext:value-type="float">
            <text:p>4921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87" calcext:value-type="float">
            <text:p>4921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2193" calcext:value-type="float">
            <text:p>4921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29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493845" calcext:value-type="float">
            <text:p>4938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GBKK</text:p>
          </table:table-cell>
          <table:table-cell table:formula="of:=COUNTIF([.N$2:.N$69];[.C30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4915" calcext:value-type="float">
            <text:p>5149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0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43" calcext:value-type="float">
            <text:p>516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PCARD</text:p>
          </table:table-cell>
          <table:table-cell table:formula="of:=COUNTIF([.N$2:.N$69];[.C30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6961" calcext:value-type="float">
            <text:p>5169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0" calcext:value-type="float">
            <text:p>5170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1" calcext:value-type="float">
            <text:p>5170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0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2" calcext:value-type="float">
            <text:p>5170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8" calcext:value-type="float">
            <text:p>5170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17049" calcext:value-type="float">
            <text:p>51704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0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097" calcext:value-type="float">
            <text:p>5200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0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22" calcext:value-type="float">
            <text:p>5209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40" calcext:value-type="float">
            <text:p>5209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0988" calcext:value-type="float">
            <text:p>5209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4" calcext:value-type="float">
            <text:p>5218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1825" calcext:value-type="float">
            <text:p>5218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2204" calcext:value-type="float">
            <text:p>5222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4659" calcext:value-type="float">
            <text:p>524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GRBONUS</text:p>
          </table:table-cell>
          <table:table-cell table:formula="of:=COUNTIF([.N$2:.N$69];[.C31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6955" calcext:value-type="float">
            <text:p>5269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GENC</text:p>
          </table:table-cell>
          <table:table-cell table:formula="of:=COUNTIF([.N$2:.N$69];[.C31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39" calcext:value-type="float">
            <text:p>528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</text:p>
          </table:table-cell>
          <table:table-cell table:formula="of:=COUNTIF([.N$2:.N$69];[.C31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28956" calcext:value-type="float">
            <text:p>5289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1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3169" calcext:value-type="float">
            <text:p>5331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MTK</text:p>
          </table:table-cell>
          <table:table-cell table:formula="of:=COUNTIF([.N$2:.N$69];[.C32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4261" calcext:value-type="float">
            <text:p>534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FLEXI</text:p>
          </table:table-cell>
          <table:table-cell table:formula="of:=COUNTIF([.N$2:.N$69];[.C32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29" calcext:value-type="float">
            <text:p>535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PRCRD</text:p>
          </table:table-cell>
          <table:table-cell table:formula="of:=COUNTIF([.N$2:.N$69];[.C32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5488" calcext:value-type="float">
            <text:p>5354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PARACRD</text:p>
          </table:table-cell>
          <table:table-cell table:formula="of:=COUNTIF([.N$2:.N$69];[.C32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1" calcext:value-type="float">
            <text:p>538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24" calcext:value-type="float">
            <text:p>5381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39" calcext:value-type="float">
            <text:p>5381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TK</text:p>
          </table:table-cell>
          <table:table-cell table:formula="of:=COUNTIF([.N$2:.N$69];[.C32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38196" calcext:value-type="float">
            <text:p>5381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2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6" calcext:value-type="float">
            <text:p>5400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2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037" calcext:value-type="float">
            <text:p>5400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3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118" calcext:value-type="float">
            <text:p>54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669" calcext:value-type="float">
            <text:p>5406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0709" calcext:value-type="float">
            <text:p>5407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1865" calcext:value-type="float">
            <text:p>541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LEXI</text:p>
          </table:table-cell>
          <table:table-cell table:formula="of:=COUNTIF([.N$2:.N$69];[.C33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2030" calcext:value-type="float">
            <text:p>542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3738" calcext:value-type="float">
            <text:p>5437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078" calcext:value-type="float">
            <text:p>5440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SANAL</text:p>
          </table:table-cell>
          <table:table-cell table:formula="of:=COUNTIF([.N$2:.N$69];[.C33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4294" calcext:value-type="float">
            <text:p>544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GBKK</text:p>
          </table:table-cell>
          <table:table-cell table:formula="of:=COUNTIF([.N$2:.N$69];[.C33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8935" calcext:value-type="float">
            <text:p>5489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3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49997" calcext:value-type="float">
            <text:p>5499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F</text:p>
          </table:table-cell>
          <table:table-cell table:formula="of:=COUNTIF([.N$2:.N$69];[.C34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3130" calcext:value-type="float">
            <text:p>5531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3" calcext:value-type="float">
            <text:p>55425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BONUS</text:p>
          </table:table-cell>
          <table:table-cell table:formula="of:=COUNTIF([.N$2:.N$69];[.C34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254" calcext:value-type="float">
            <text:p>554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CESM</text:p>
          </table:table-cell>
          <table:table-cell table:formula="of:=COUNTIF([.N$2:.N$69];[.C34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4960" calcext:value-type="float">
            <text:p>5549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formula="of:=COUNTIF([.N$2:.N$69];[.C344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7023" calcext:value-type="float">
            <text:p>55702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SANAL</text:p>
          </table:table-cell>
          <table:table-cell table:formula="of:=COUNTIF([.N$2:.N$69];[.C34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58699" calcext:value-type="float">
            <text:p>5586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TK</text:p>
          </table:table-cell>
          <table:table-cell table:formula="of:=COUNTIF([.N$2:.N$69];[.C346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589318" calcext:value-type="float">
            <text:p>5893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47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22403" calcext:value-type="float">
            <text:p>6224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RGBNS</text:p>
          </table:table-cell>
          <table:table-cell table:formula="of:=COUNTIF([.N$2:.N$69];[.C348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0606" calcext:value-type="float">
            <text:p>67060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49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55" calcext:value-type="float">
            <text:p>67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0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283" calcext:value-type="float">
            <text:p>676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1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651" calcext:value-type="float">
            <text:p>676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ARACARD</text:p>
          </table:table-cell>
          <table:table-cell table:formula="of:=COUNTIF([.N$2:.N$69];[.C352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676827" calcext:value-type="float">
            <text:p>6768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PREPAID</text:p>
          </table:table-cell>
          <table:table-cell table:formula="of:=COUNTIF([.N$2:.N$69];[.C353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05" calcext:value-type="float">
            <text:p>97920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. GARANTİ BANKASI A.Ş.</text:p>
          </table:table-cell>
          <table:table-cell office:value-type="float" office:value="979236" calcext:value-type="float">
            <text:p>97923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PARACARD</text:p>
          </table:table-cell>
          <table:table-cell table:formula="of:=COUNTIF([.N$2:.N$69];[.C355])" office:value-type="float" office:value="0" calcext:value-type="float">
            <text:p>0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113064" calcext:value-type="float">
            <text:p>11306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3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2" calcext:value-type="float">
            <text:p>418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3" calcext:value-type="float">
            <text:p>418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4" calcext:value-type="float">
            <text:p>4183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18345" calcext:value-type="float">
            <text:p>418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5" calcext:value-type="float">
            <text:p>4410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6" calcext:value-type="float">
            <text:p>4410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41077" calcext:value-type="float">
            <text:p>4410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0803" calcext:value-type="float">
            <text:p>4508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4" calcext:value-type="float">
            <text:p>45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18" calcext:value-type="float">
            <text:p>4543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8" calcext:value-type="float">
            <text:p>4543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59" calcext:value-type="float">
            <text:p>454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54360" calcext:value-type="float">
            <text:p>45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79610" calcext:value-type="float">
            <text:p>4796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483602" calcext:value-type="float">
            <text:p>4836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DK</text:p>
          </table:table-cell>
          <table:table-cell table:formula="of:=COUNTIF([.N$2:.N$69];[.C3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10152" calcext:value-type="float">
            <text:p>5101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3803" calcext:value-type="float">
            <text:p>5338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5514" calcext:value-type="float">
            <text:p>535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37475" calcext:value-type="float">
            <text:p>5374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7" calcext:value-type="float">
            <text:p>5406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0668" calcext:value-type="float">
            <text:p>5406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3771" calcext:value-type="float">
            <text:p>54377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48237" calcext:value-type="float">
            <text:p>5482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2096" calcext:value-type="float">
            <text:p>5520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53058" calcext:value-type="float">
            <text:p>5530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3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589283" calcext:value-type="float">
            <text:p>5892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3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04" calcext:value-type="float">
            <text:p>97920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3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. İŞ BANKASI A.Ş.</text:p>
          </table:table-cell>
          <table:table-cell office:value-type="float" office:value="979233" calcext:value-type="float">
            <text:p>97923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3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1622" calcext:value-type="float">
            <text:p>4016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4809" calcext:value-type="float">
            <text:p>4048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8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9"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06281" calcext:value-type="float">
            <text:p>40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3382" calcext:value-type="float">
            <text:p>4133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14392" calcext:value-type="float">
            <text:p>4143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8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28" calcext:value-type="float">
            <text:p>4347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34742" calcext:value-type="float">
            <text:p>434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2106" calcext:value-type="float">
            <text:p>4421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46212" calcext:value-type="float">
            <text:p>4462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0634" calcext:value-type="float">
            <text:p>4506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6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9"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55359" calcext:value-type="float">
            <text:p>4553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7])"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table:style-name="ce9"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7959" calcext:value-type="float">
            <text:p>4779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39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39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4" calcext:value-type="float">
            <text:p>479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1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79795" calcext:value-type="float">
            <text:p>479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2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0983" calcext:value-type="float">
            <text:p>4909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5" calcext:value-type="float">
            <text:p>4912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4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1206" calcext:value-type="float">
            <text:p>49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5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28" calcext:value-type="float">
            <text:p>4921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6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0" calcext:value-type="float">
            <text:p>49213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7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2131" calcext:value-type="float">
            <text:p>4921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08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494314" calcext:value-type="float">
            <text:p>4943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0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4627" calcext:value-type="float">
            <text:p>5246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25864" calcext:value-type="float">
            <text:p>5258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3913" calcext:value-type="float">
            <text:p>5339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435" calcext:value-type="float">
            <text:p>5354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1" calcext:value-type="float">
            <text:p>535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5602" calcext:value-type="float">
            <text:p>5356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518" calcext:value-type="float">
            <text:p>5375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6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17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1" calcext:value-type="float">
            <text:p>5400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8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19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063" calcext:value-type="float">
            <text:p>54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0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2" calcext:value-type="float">
            <text:p>5401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1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2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2117" calcext:value-type="float">
            <text:p>54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3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5103" calcext:value-type="float">
            <text:p>5451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4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49624" calcext:value-type="float">
            <text:p>549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45" calcext:value-type="float">
            <text:p>5526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6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2659" calcext:value-type="float">
            <text:p>55265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7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554422" calcext:value-type="float">
            <text:p>5544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28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03797" calcext:value-type="float">
            <text:p>6037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29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39004" calcext:value-type="float">
            <text:p>6390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0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366" calcext:value-type="float">
            <text:p>65736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1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57998" calcext:value-type="float">
            <text:p>65799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2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676166" calcext:value-type="float">
            <text:p>676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33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15" calcext:value-type="float">
            <text:p>97921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4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YAPI VE KREDİ BANKASI A.Ş.</text:p>
          </table:table-cell>
          <table:table-cell office:value-type="float" office:value="979241" calcext:value-type="float">
            <text:p>97924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35])" office:value-type="float" office:value="0" calcext:value-type="float">
            <text:p>0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37897" calcext:value-type="float">
            <text:p>4378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471509" calcext:value-type="float">
            <text:p>4715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3493" calcext:value-type="float">
            <text:p>5534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ITIBANK N.A. TÜRKİYE</text:p>
          </table:table-cell>
          <table:table-cell office:value-type="float" office:value="555087" calcext:value-type="float">
            <text:p>55508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419389" calcext:value-type="float">
            <text:p>4193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18599" calcext:value-type="float">
            <text:p>5185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29939" calcext:value-type="float">
            <text:p>5299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52098" calcext:value-type="float">
            <text:p>55209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589288" calcext:value-type="float">
            <text:p>58928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URKISHBANK A.Ş.</text:p>
          </table:table-cell>
          <table:table-cell office:value-type="float" office:value="677522" calcext:value-type="float">
            <text:p>6775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0684" calcext:value-type="float">
            <text:p>4006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79" calcext:value-type="float">
            <text:p>4085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08581" calcext:value-type="float">
            <text:p>4085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14070" calcext:value-type="float">
            <text:p>414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2" calcext:value-type="float">
            <text:p>42032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3" calcext:value-type="float">
            <text:p>4203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0324" calcext:value-type="float">
            <text:p>4203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ONUS</text:p>
          </table:table-cell>
          <table:table-cell table:formula="of:=COUNTIF([.N$2:.N$69];[.C45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23091" calcext:value-type="float">
            <text:p>4230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55571" calcext:value-type="float">
            <text:p>4555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4823" calcext:value-type="float">
            <text:p>47482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2" calcext:value-type="float">
            <text:p>47963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79633" calcext:value-type="float">
            <text:p>4796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80296" calcext:value-type="float">
            <text:p>4802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INGBNSTK</text:p>
          </table:table-cell>
          <table:table-cell table:formula="of:=COUNTIF([.N$2:.N$69];[.C4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5" calcext:value-type="float">
            <text:p>49080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6" calcext:value-type="float">
            <text:p>4908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7" calcext:value-type="float">
            <text:p>4908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490808" calcext:value-type="float">
            <text:p>49080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4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0151" calcext:value-type="float">
            <text:p>5101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4140" calcext:value-type="float">
            <text:p>5141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755" calcext:value-type="float">
            <text:p>5157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5895" calcext:value-type="float">
            <text:p>5158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17946" calcext:value-type="float">
            <text:p>5179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3" calcext:value-type="float">
            <text:p>526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26975" calcext:value-type="float">
            <text:p>5269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6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1401" calcext:value-type="float">
            <text:p>531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PGS</text:p>
          </table:table-cell>
          <table:table-cell table:formula="of:=COUNTIF([.N$2:.N$69];[.C4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2443" calcext:value-type="float">
            <text:p>532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35137" calcext:value-type="float">
            <text:p>53513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4" calcext:value-type="float">
            <text:p>5400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0025" calcext:value-type="float">
            <text:p>540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029" calcext:value-type="float">
            <text:p>5420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605" calcext:value-type="float">
            <text:p>542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5" calcext:value-type="float">
            <text:p>5429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2967" calcext:value-type="float">
            <text:p>5429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7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7765" calcext:value-type="float">
            <text:p>54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NSTK</text:p>
          </table:table-cell>
          <table:table-cell table:formula="of:=COUNTIF([.N$2:.N$69];[.C4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48819" calcext:value-type="float">
            <text:p>5488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074" calcext:value-type="float">
            <text:p>55007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0478" calcext:value-type="float">
            <text:p>55047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297" calcext:value-type="float">
            <text:p>5542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554570" calcext:value-type="float">
            <text:p>5545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INGBONUS</text:p>
          </table:table-cell>
          <table:table-cell table:formula="of:=COUNTIF([.N$2:.N$69];[.C48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03322" calcext:value-type="float">
            <text:p>6033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366" calcext:value-type="float">
            <text:p>6763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676402" calcext:value-type="float">
            <text:p>67640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4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24" calcext:value-type="float">
            <text:p>97922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4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NG BANK A.Ş.</text:p>
          </table:table-cell>
          <table:table-cell office:value-type="float" office:value="979242" calcext:value-type="float">
            <text:p>97924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4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23495" calcext:value-type="float">
            <text:p>4234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34909" calcext:value-type="float">
            <text:p>43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468973" calcext:value-type="float">
            <text:p>4689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4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17601" calcext:value-type="float">
            <text:p>5176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075" calcext:value-type="float">
            <text:p>5220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66" calcext:value-type="float">
            <text:p>522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2576" calcext:value-type="float">
            <text:p>5225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27765" calcext:value-type="float">
            <text:p>5277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ONUS</text:p>
          </table:table-cell>
          <table:table-cell table:formula="of:=COUNTIF([.N$2:.N$69];[.C4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43624" calcext:value-type="float">
            <text:p>5436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4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559056" calcext:value-type="float">
            <text:p>5590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FIBBNSTK</text:p>
          </table:table-cell>
          <table:table-cell table:formula="of:=COUNTIF([.N$2:.N$69];[.C4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03343" calcext:value-type="float">
            <text:p>603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671217" calcext:value-type="float">
            <text:p>6712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FIBABANKA</text:p>
          </table:table-cell>
          <table:table-cell office:value-type="float" office:value="979225" calcext:value-type="float">
            <text:p>979225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548375" calcext:value-type="float">
            <text:p>5483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03005" calcext:value-type="float">
            <text:p>603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676429" calcext:value-type="float">
            <text:p>6764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URKLAND BANK</text:p>
          </table:table-cell>
          <table:table-cell office:value-type="float" office:value="979231" calcext:value-type="float">
            <text:p>97923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729" calcext:value-type="float">
            <text:p>4137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13972" calcext:value-type="float">
            <text:p>4139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45988" calcext:value-type="float">
            <text:p>4459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7" calcext:value-type="float">
            <text:p>4560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456059" calcext:value-type="float">
            <text:p>45605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KSBONUS</text:p>
          </table:table-cell>
          <table:table-cell table:formula="of:=COUNTIF([.N$2:.N$69];[.C5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14025" calcext:value-type="float">
            <text:p>5140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1875" calcext:value-type="float">
            <text:p>52187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27080" calcext:value-type="float">
            <text:p>5270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KART</text:p>
          </table:table-cell>
          <table:table-cell table:formula="of:=COUNTIF([.N$2:.N$69];[.C51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69" calcext:value-type="float">
            <text:p>5457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45770" calcext:value-type="float">
            <text:p>5457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ONUS</text:p>
          </table:table-cell>
          <table:table-cell table:formula="of:=COUNTIF([.N$2:.N$69];[.C51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58634" calcext:value-type="float">
            <text:p>5586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KSBNSTK</text:p>
          </table:table-cell>
          <table:table-cell table:formula="of:=COUNTIF([.N$2:.N$69];[.C51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589416" calcext:value-type="float">
            <text:p>589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EKSTİLBANK A.Ş.</text:p>
          </table:table-cell>
          <table:table-cell office:value-type="float" office:value="979239" calcext:value-type="float">
            <text:p>97923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1072" calcext:value-type="float">
            <text:p>4010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7" calcext:value-type="float">
            <text:p>402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278" calcext:value-type="float">
            <text:p>40227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2563" calcext:value-type="float">
            <text:p>40256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3082" calcext:value-type="float">
            <text:p>4030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6386" calcext:value-type="float">
            <text:p>40638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09364" calcext:value-type="float">
            <text:p>40936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0147" calcext:value-type="float">
            <text:p>410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3583" calcext:value-type="float">
            <text:p>4135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4388" calcext:value-type="float">
            <text:p>41438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565" calcext:value-type="float">
            <text:p>41556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15956" calcext:value-type="float">
            <text:p>4159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0092" calcext:value-type="float">
            <text:p>4200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2376" calcext:value-type="float">
            <text:p>4223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277" calcext:value-type="float">
            <text:p>42327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3398" calcext:value-type="float">
            <text:p>42339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27311" calcext:value-type="float">
            <text:p>42731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1379" calcext:value-type="float">
            <text:p>4313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35653" calcext:value-type="float">
            <text:p>4356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1007" calcext:value-type="float">
            <text:p>44100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2395" calcext:value-type="float">
            <text:p>4423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44029" calcext:value-type="float">
            <text:p>4440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59333" calcext:value-type="float">
            <text:p>45933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79679" calcext:value-type="float">
            <text:p>47967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8749" calcext:value-type="float">
            <text:p>4987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0" calcext:value-type="float">
            <text:p>49985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5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1" calcext:value-type="float">
            <text:p>4998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2" calcext:value-type="float">
            <text:p>4998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499853" calcext:value-type="float">
            <text:p>49985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6835" calcext:value-type="float">
            <text:p>5168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19324" calcext:value-type="float">
            <text:p>5193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022" calcext:value-type="float">
            <text:p>5210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1836" calcext:value-type="float">
            <text:p>521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6911" calcext:value-type="float">
            <text:p>52691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29572" calcext:value-type="float">
            <text:p>5295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0818" calcext:value-type="float">
            <text:p>5308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31157" calcext:value-type="float">
            <text:p>53115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2404" calcext:value-type="float">
            <text:p>54240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120" calcext:value-type="float">
            <text:p>54512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616" calcext:value-type="float">
            <text:p>5456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5847" calcext:value-type="float">
            <text:p>5458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567" calcext:value-type="float">
            <text:p>547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547800" calcext:value-type="float">
            <text:p>5478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01050" calcext:value-type="float">
            <text:p>6010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677238" calcext:value-type="float">
            <text:p>6772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2" calcext:value-type="float">
            <text:p>97920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5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FİNANSBANK A.Ş.</text:p>
          </table:table-cell>
          <table:table-cell office:value-type="float" office:value="979203" calcext:value-type="float">
            <text:p>97920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03" calcext:value-type="float">
            <text:p>4059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3" calcext:value-type="float">
            <text:p>4059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7" calcext:value-type="float">
            <text:p>405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8" calcext:value-type="float">
            <text:p>40591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5919" calcext:value-type="float">
            <text:p>4059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5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8969" calcext:value-type="float">
            <text:p>40896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09071" calcext:value-type="float">
            <text:p>4090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2629" calcext:value-type="float">
            <text:p>422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4909" calcext:value-type="float">
            <text:p>42490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28240" calcext:value-type="float">
            <text:p>42824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496019" calcext:value-type="float">
            <text:p>49601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5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0005" calcext:value-type="float">
            <text:p>5100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2651" calcext:value-type="float">
            <text:p>5126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19399" calcext:value-type="float">
            <text:p>51939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413" calcext:value-type="float">
            <text:p>5254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25795" calcext:value-type="float">
            <text:p>5257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0643" calcext:value-type="float">
            <text:p>5406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2254" calcext:value-type="float">
            <text:p>54225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45183" calcext:value-type="float">
            <text:p>5451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2" calcext:value-type="float">
            <text:p>55047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0473" calcext:value-type="float">
            <text:p>5504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2143" calcext:value-type="float">
            <text:p>5521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0" calcext:value-type="float">
            <text:p>5560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8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1" calcext:value-type="float">
            <text:p>5560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3" calcext:value-type="float">
            <text:p>55603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034" calcext:value-type="float">
            <text:p>5560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556665" calcext:value-type="float">
            <text:p>5566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59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6401" calcext:value-type="float">
            <text:p>6764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677193" calcext:value-type="float">
            <text:p>6771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5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SBC BANK A.Ş.</text:p>
          </table:table-cell>
          <table:table-cell office:value-type="float" office:value="979214" calcext:value-type="float">
            <text:p>97921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0" calcext:value-type="float">
            <text:p>36577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1" calcext:value-type="float">
            <text:p>36577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2" calcext:value-type="float">
            <text:p>365772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5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365773" calcext:value-type="float">
            <text:p>36577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16394" calcext:value-type="float">
            <text:p>4163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0" calcext:value-type="float">
            <text:p>4662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1" calcext:value-type="float">
            <text:p>4662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2" calcext:value-type="float">
            <text:p>46628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NFBNS</text:p>
          </table:table-cell>
          <table:table-cell table:formula="of:=COUNTIF([.N$2:.N$69];[.C60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3" calcext:value-type="float">
            <text:p>46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ALTBNSTK</text:p>
          </table:table-cell>
          <table:table-cell table:formula="of:=COUNTIF([.N$2:.N$69];[.C60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466284" calcext:value-type="float">
            <text:p>466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2618" calcext:value-type="float">
            <text:p>5126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308" calcext:value-type="float">
            <text:p>51630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KRT</text:p>
          </table:table-cell>
          <table:table-cell table:formula="of:=COUNTIF([.N$2:.N$69];[.C60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16458" calcext:value-type="float">
            <text:p>5164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0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22221" calcext:value-type="float">
            <text:p>5222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44836" calcext:value-type="float">
            <text:p>54483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ALTNFBNS</text:p>
          </table:table-cell>
          <table:table-cell table:formula="of:=COUNTIF([.N$2:.N$69];[.C61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558485" calcext:value-type="float">
            <text:p>55848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54997" calcext:value-type="float">
            <text:p>65499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670670" calcext:value-type="float">
            <text:p>67067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ALTERNATİF BANK A.Ş.</text:p>
          </table:table-cell>
          <table:table-cell office:value-type="float" office:value="979228" calcext:value-type="float">
            <text:p>97922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14941" calcext:value-type="float">
            <text:p>4149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83013" calcext:value-type="float">
            <text:p>48301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491373" calcext:value-type="float">
            <text:p>4913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3943" calcext:value-type="float">
            <text:p>5439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BURGAN BANK A.Ş.</text:p>
          </table:table-cell>
          <table:table-cell office:value-type="float" office:value="545863" calcext:value-type="float">
            <text:p>5458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113134" calcext:value-type="float">
            <text:p>113134</text:p>
          </table:table-cell>
          <table:table-cell office:value-type="string" calcext:value-type="string">
            <text:p>AMEX</text:p>
          </table:table-cell>
          <table:table-cell office:value-type="string" calcext:value-type="string">
            <text:p>YIAMEX</text:p>
          </table:table-cell>
          <table:table-cell table:formula="of:=COUNTIF([.N$2:.N$69];[.C6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3134" calcext:value-type="float">
            <text:p>40313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4990" calcext:value-type="float">
            <text:p>4049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8625" calcext:value-type="float">
            <text:p>4086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09070" calcext:value-type="float">
            <text:p>40907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11924" calcext:value-type="float">
            <text:p>4119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3667" calcext:value-type="float">
            <text:p>42366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0" calcext:value-type="float">
            <text:p>424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24361" calcext:value-type="float">
            <text:p>4243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2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41139" calcext:value-type="float">
            <text:p>44113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5" calcext:value-type="float">
            <text:p>4603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6" calcext:value-type="float">
            <text:p>4603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0347" calcext:value-type="float">
            <text:p>4603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276" calcext:value-type="float">
            <text:p>46227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8" calcext:value-type="float">
            <text:p>4624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2449" calcext:value-type="float">
            <text:p>4624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65574" calcext:value-type="float">
            <text:p>4655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4" calcext:value-type="float">
            <text:p>4729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3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2915" calcext:value-type="float">
            <text:p>472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KART</text:p>
          </table:table-cell>
          <table:table-cell table:formula="of:=COUNTIF([.N$2:.N$69];[.C63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76662" calcext:value-type="float">
            <text:p>4766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4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3747" calcext:value-type="float">
            <text:p>4837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6" calcext:value-type="float">
            <text:p>4894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7" calcext:value-type="float">
            <text:p>48945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489458" calcext:value-type="float">
            <text:p>48945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NZBONUS</text:p>
          </table:table-cell>
          <table:table-cell table:formula="of:=COUNTIF([.N$2:.N$69];[.C64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08129" calcext:value-type="float">
            <text:p>5081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4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063" calcext:value-type="float">
            <text:p>5100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8" calcext:value-type="float">
            <text:p>51011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4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0119" calcext:value-type="float">
            <text:p>5101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4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017" calcext:value-type="float">
            <text:p>5120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4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2117" calcext:value-type="float">
            <text:p>5121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4924" calcext:value-type="float">
            <text:p>51492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5865" calcext:value-type="float">
            <text:p>51586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31" calcext:value-type="float">
            <text:p>51673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740" calcext:value-type="float">
            <text:p>5167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NSNTDB</text:p>
          </table:table-cell>
          <table:table-cell table:formula="of:=COUNTIF([.N$2:.N$69];[.C65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6914" calcext:value-type="float">
            <text:p>5169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17047" calcext:value-type="float">
            <text:p>51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019" calcext:value-type="float">
            <text:p>5200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303" calcext:value-type="float">
            <text:p>52030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5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0909" calcext:value-type="float">
            <text:p>5209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2517" calcext:value-type="float">
            <text:p>5225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3515" calcext:value-type="float">
            <text:p>52351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545" calcext:value-type="float">
            <text:p>52954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29876" calcext:value-type="float">
            <text:p>52987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293" calcext:value-type="float">
            <text:p>533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33330" calcext:value-type="float">
            <text:p>53333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358" calcext:value-type="float">
            <text:p>5433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00" calcext:value-type="float">
            <text:p>54340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6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3427" calcext:value-type="float">
            <text:p>54342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KART</text:p>
          </table:table-cell>
          <table:table-cell table:formula="of:=COUNTIF([.N$2:.N$69];[.C66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6764" calcext:value-type="float">
            <text:p>5467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49839" calcext:value-type="float">
            <text:p>54983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2679" calcext:value-type="float">
            <text:p>55267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4483" calcext:value-type="float">
            <text:p>5544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ONUS</text:p>
          </table:table-cell>
          <table:table-cell table:formula="of:=COUNTIF([.N$2:.N$69];[.C67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3" calcext:value-type="float">
            <text:p>5584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6" calcext:value-type="float">
            <text:p>558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48" calcext:value-type="float">
            <text:p>5584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460" calcext:value-type="float">
            <text:p>558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BNSTK</text:p>
          </table:table-cell>
          <table:table-cell table:formula="of:=COUNTIF([.N$2:.N$69];[.C67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558514" calcext:value-type="float">
            <text:p>5585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01912" calcext:value-type="float">
            <text:p>6019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10" calcext:value-type="float">
            <text:p>670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7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670640" calcext:value-type="float">
            <text:p>6706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20" calcext:value-type="float">
            <text:p>97922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37" calcext:value-type="float">
            <text:p>97923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DENİZ BANK A.Ş.</text:p>
          </table:table-cell>
          <table:table-cell office:value-type="float" office:value="979243" calcext:value-type="float">
            <text:p>97924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68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6" calcext:value-type="float">
            <text:p>4258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4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7" calcext:value-type="float">
            <text:p>4258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5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8" calcext:value-type="float">
            <text:p>4258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6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25849" calcext:value-type="float">
            <text:p>4258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441341" calcext:value-type="float">
            <text:p>4413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88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0" calcext:value-type="float">
            <text:p>52224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89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22241" calcext:value-type="float">
            <text:p>52224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0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35881" calcext:value-type="float">
            <text:p>53588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4301" calcext:value-type="float">
            <text:p>55430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2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558593" calcext:value-type="float">
            <text:p>5585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693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676460" calcext:value-type="float">
            <text:p>6764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6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ANADOLU BANK A.Ş.</text:p>
          </table:table-cell>
          <table:table-cell office:value-type="float" office:value="979240" calcext:value-type="float">
            <text:p>97924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69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4" calcext:value-type="float">
            <text:p>45314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5" calcext:value-type="float">
            <text:p>45314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6" calcext:value-type="float">
            <text:p>45314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69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7" calcext:value-type="float">
            <text:p>45314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69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8" calcext:value-type="float">
            <text:p>45314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453149" calcext:value-type="float">
            <text:p>45314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0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04166" calcext:value-type="float">
            <text:p>5041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5456" calcext:value-type="float">
            <text:p>5154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17343" calcext:value-type="float">
            <text:p>5173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28246" calcext:value-type="float">
            <text:p>5282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2813" calcext:value-type="float">
            <text:p>53281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3" calcext:value-type="float">
            <text:p>53456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4567" calcext:value-type="float">
            <text:p>53456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35843" calcext:value-type="float">
            <text:p>5358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581877" calcext:value-type="float">
            <text:p>5818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21" calcext:value-type="float">
            <text:p>67112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671155" calcext:value-type="float">
            <text:p>6711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AKTİF YATIRIM BANKASI</text:p>
          </table:table-cell>
          <table:table-cell office:value-type="float" office:value="979213" calcext:value-type="float">
            <text:p>979213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1" calcext:value-type="float">
            <text:p>4687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3" calcext:value-type="float">
            <text:p>46879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4" calcext:value-type="float">
            <text:p>46879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5" calcext:value-type="float">
            <text:p>4687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6" calcext:value-type="float">
            <text:p>46879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8797" calcext:value-type="float">
            <text:p>46879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0" calcext:value-type="float">
            <text:p>46918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1" calcext:value-type="float">
            <text:p>46918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469183" calcext:value-type="float">
            <text:p>4691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2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6944" calcext:value-type="float">
            <text:p>5169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2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007" calcext:value-type="float">
            <text:p>51900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19261" calcext:value-type="float">
            <text:p>51926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47" calcext:value-type="float">
            <text:p>5223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56" calcext:value-type="float">
            <text:p>52235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2362" calcext:value-type="float">
            <text:p>52236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3416" calcext:value-type="float">
            <text:p>52341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2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4677" calcext:value-type="float">
            <text:p>52467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6952" calcext:value-type="float">
            <text:p>52695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69" calcext:value-type="float">
            <text:p>52736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83" calcext:value-type="float">
            <text:p>5273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7396" calcext:value-type="float">
            <text:p>5273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28064" calcext:value-type="float">
            <text:p>5280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5446" calcext:value-type="float">
            <text:p>535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536255" calcext:value-type="float">
            <text:p>5362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3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670868" calcext:value-type="float">
            <text:p>67086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3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ODEA BANK A.Ş.</text:p>
          </table:table-cell>
          <table:table-cell office:value-type="float" office:value="979219" calcext:value-type="float">
            <text:p>979219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3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5" calcext:value-type="float">
            <text:p>4177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0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17716" calcext:value-type="float">
            <text:p>4177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4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3002" calcext:value-type="float">
            <text:p>42300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4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24935" calcext:value-type="float">
            <text:p>42493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3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4" calcext:value-type="float">
            <text:p>43228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4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2285" calcext:value-type="float">
            <text:p>4322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5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34572" calcext:value-type="float">
            <text:p>43457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479671" calcext:value-type="float">
            <text:p>47967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4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11583" calcext:value-type="float">
            <text:p>5115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8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796" calcext:value-type="float">
            <text:p>5337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4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3973" calcext:value-type="float">
            <text:p>53397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34264" calcext:value-type="float">
            <text:p>5342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1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table:number-columns-repeated="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7234" calcext:value-type="float">
            <text:p>5472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2])" office:value-type="float" office:value="0" calcext:value-type="float">
            <text:p>0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YapıKredi</text:p>
          </table:table-cell>
          <table:table-cell table:style-name="ce9" office:value-type="string" calcext:value-type="string">
            <text:p>World</text:p>
          </table:table-cell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548232" calcext:value-type="float">
            <text:p>54823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5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677397" calcext:value-type="float">
            <text:p>67739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5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6" calcext:value-type="float">
            <text:p>97922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75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ALBARAKA TURK</text:p>
          </table:table-cell>
          <table:table-cell office:value-type="float" office:value="979227" calcext:value-type="float">
            <text:p>979227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5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89" calcext:value-type="float">
            <text:p>40258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0" calcext:value-type="float">
            <text:p>40259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5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1" calcext:value-type="float">
            <text:p>40259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5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2592" calcext:value-type="float">
            <text:p>4025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360" calcext:value-type="float">
            <text:p>40336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03810" calcext:value-type="float">
            <text:p>403810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5" calcext:value-type="float">
            <text:p>41055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10556" calcext:value-type="float">
            <text:p>41055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24487" calcext:value-type="float">
            <text:p>42448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31024" calcext:value-type="float">
            <text:p>4310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6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3" calcext:value-type="float">
            <text:p>48367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76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674" calcext:value-type="float">
            <text:p>48367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483714" calcext:value-type="float">
            <text:p>48371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6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1660" calcext:value-type="float">
            <text:p>5116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2595" calcext:value-type="float">
            <text:p>51259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18896" calcext:value-type="float">
            <text:p>51889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0180" calcext:value-type="float">
            <text:p>52018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5312" calcext:value-type="float">
            <text:p>52531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27083" calcext:value-type="float">
            <text:p>5270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547564" calcext:value-type="float">
            <text:p>54756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77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677055" calcext:value-type="float">
            <text:p>6770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77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KUVEYT TÜRK EVKAF FİNANS KURUMU</text:p>
          </table:table-cell>
          <table:table-cell office:value-type="float" office:value="979216" calcext:value-type="float">
            <text:p>979216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77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0742" calcext:value-type="float">
            <text:p>40074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7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04952" calcext:value-type="float">
            <text:p>40495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1685" calcext:value-type="float">
            <text:p>41168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16275" calcext:value-type="float">
            <text:p>41627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27" calcext:value-type="float">
            <text:p>4249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4931" calcext:value-type="float">
            <text:p>42493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28462" calcext:value-type="float">
            <text:p>42846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8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7" calcext:value-type="float">
            <text:p>43562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8" calcext:value-type="float">
            <text:p>435628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78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35629" calcext:value-type="float">
            <text:p>435629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8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41206" calcext:value-type="float">
            <text:p>44120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8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0954" calcext:value-type="float">
            <text:p>47095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KART</text:p>
          </table:table-cell>
          <table:table-cell table:formula="of:=COUNTIF([.N$2:.N$69];[.C79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5" calcext:value-type="float">
            <text:p>47991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6" calcext:value-type="float">
            <text:p>479916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79917" calcext:value-type="float">
            <text:p>479917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85061" calcext:value-type="float">
            <text:p>48506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79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4" calcext:value-type="float">
            <text:p>49872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5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498725" calcext:value-type="float">
            <text:p>49872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TFKBONUS</text:p>
          </table:table-cell>
          <table:table-cell table:formula="of:=COUNTIF([.N$2:.N$69];[.C796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58" calcext:value-type="float">
            <text:p>51175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7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1783" calcext:value-type="float">
            <text:p>51178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798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12360" calcext:value-type="float">
            <text:p>51236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799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1848" calcext:value-type="float">
            <text:p>5218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0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28293" calcext:value-type="float">
            <text:p>52829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KART</text:p>
          </table:table-cell>
          <table:table-cell table:formula="of:=COUNTIF([.N$2:.N$69];[.C801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37719" calcext:value-type="float">
            <text:p>53771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49294" calcext:value-type="float">
            <text:p>54929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TFKBONUS</text:p>
          </table:table-cell>
          <table:table-cell table:formula="of:=COUNTIF([.N$2:.N$69];[.C80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table:number-columns-repeated="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552610" calcext:value-type="float">
            <text:p>5526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0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Evet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06043" calcext:value-type="float">
            <text:p>60604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677451" calcext:value-type="float">
            <text:p>67745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DK</text:p>
          </table:table-cell>
          <table:table-cell table:formula="of:=COUNTIF([.N$2:.N$69];[.C80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ÜRKİYE FİNANS KATILIM BANKASI</text:p>
          </table:table-cell>
          <table:table-cell office:value-type="float" office:value="979218" calcext:value-type="float">
            <text:p>979218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0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416283" calcext:value-type="float">
            <text:p>41628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0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5248" calcext:value-type="float">
            <text:p>53524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0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539134" calcext:value-type="float">
            <text:p>5391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670586" calcext:value-type="float">
            <text:p>67058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ZİRAAT KATILIM BANKASI A.Ş.</text:p>
          </table:table-cell>
          <table:table-cell office:value-type="float" office:value="979221" calcext:value-type="float">
            <text:p>979221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KK</text:p>
          </table:table-cell>
          <table:table-cell table:formula="of:=COUNTIF([.N$2:.N$69];[.C812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3" calcext:value-type="float">
            <text:p>483703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3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483704" calcext:value-type="float">
            <text:p>483704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VKK</text:p>
          </table:table-cell>
          <table:table-cell table:formula="of:=COUNTIF([.N$2:.N$69];[.C814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535355" calcext:value-type="float">
            <text:p>53535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670544" calcext:value-type="float">
            <text:p>67054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16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KIF KATILIM BANKASI A.S</text:p>
          </table:table-cell>
          <table:table-cell office:value-type="float" office:value="979250" calcext:value-type="float">
            <text:p>979250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YITDK</text:p>
          </table:table-cell>
          <table:table-cell table:formula="of:=COUNTIF([.N$2:.N$69];[.C817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492192" calcext:value-type="float">
            <text:p>492192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YIKK</text:p>
          </table:table-cell>
          <table:table-cell table:formula="of:=COUNTIF([.N$2:.N$69];[.C818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2446" calcext:value-type="float">
            <text:p>51244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KK</text:p>
          </table:table-cell>
          <table:table-cell table:formula="of:=COUNTIF([.N$2:.N$69];[.C819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16742" calcext:value-type="float">
            <text:p>5167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0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21584" calcext:value-type="float">
            <text:p>52158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1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39605" calcext:value-type="float">
            <text:p>53960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2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49938" calcext:value-type="float">
            <text:p>54993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3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554566" calcext:value-type="float">
            <text:p>554566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DNZPTBNS</text:p>
          </table:table-cell>
          <table:table-cell table:formula="of:=COUNTIF([.N$2:.N$69];[.C824])" office:value-type="float" office:value="0" calcext:value-type="float">
            <text:p>0</text:p>
          </table:table-cell>
          <table:table-cell office:value-type="string" calcext:value-type="string">
            <text:p>BONUSNET</text:p>
          </table:table-cell>
          <table:table-cell office:value-type="string" calcext:value-type="string">
            <text:p>Kredi Kartı</text:p>
          </table:table-cell>
          <table:table-cell office:value-type="string" calcext:value-type="string">
            <text:p>Garanti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ayır</text:p>
          </table:table-cell>
          <table:table-cell table:number-columns-repeated="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AKK TURİZM VE TİCARET A.Ş.</text:p>
          </table:table-cell>
          <table:table-cell office:value-type="float" office:value="677047" calcext:value-type="float">
            <text:p>67704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YIDK</text:p>
          </table:table-cell>
          <table:table-cell table:formula="of:=COUNTIF([.N$2:.N$69];[.C825])" office:value-type="float" office:value="0" calcext:value-type="float">
            <text:p>0</text:p>
          </table:table-cell>
          <table:table-cell office:value-type="string" calcext:value-type="string">
            <text:p>DİĞER BANKA</text:p>
          </table:table-cell>
          <table:table-cell office:value-type="string" calcext:value-type="string">
            <text:p>Debit Kart</text:p>
          </table:table-cell>
          <table:table-cell office:value-type="string" calcext:value-type="string">
            <text:p>NoInstallment</text:p>
          </table:table-cell>
          <table:table-cell/>
          <table:table-cell office:value-type="string" calcext:value-type="string">
            <text:p>Hayır</text:p>
          </table:table-cell>
          <table:table-cell table:number-columns-repeated="3"/>
        </table:table-row>
      </table:table>
      <table:table table:name="YapıKredi" table:style-name="ta1">
        <table:table-column table:style-name="co13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Banka Kodu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Kart Tipi</text:p>
          </table:table-cell>
          <table:table-cell office:value-type="string" calcext:value-type="string">
            <text:p>Banka</text:p>
          </table:table-cell>
          <table:table-cell office:value-type="string" calcext:value-type="string">
            <text:p>taksit</text:p>
          </table:table-cell>
          <table:table-cell office:value-type="string" calcext:value-type="string">
            <text:p>odul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4314" calcext:value-type="float">
            <text:p>49431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1622" calcext:value-type="float">
            <text:p>40162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0983" calcext:value-type="float">
            <text:p>49098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13382" calcext:value-type="float">
            <text:p>41338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14392" calcext:value-type="float">
            <text:p>41439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2106" calcext:value-type="float">
            <text:p>44210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39004" calcext:value-type="float">
            <text:p>639004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03797" calcext:value-type="float">
            <text:p>603797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76166" calcext:value-type="float">
            <text:p>67616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6888" calcext:value-type="float">
            <text:p>516888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602" calcext:value-type="float">
            <text:p>53560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6281" calcext:value-type="float">
            <text:p>40628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612" calcext:value-type="float">
            <text:p>479612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435" calcext:value-type="float">
            <text:p>535435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57366" calcext:value-type="float">
            <text:p>657366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79241" calcext:value-type="float">
            <text:p>97924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5601" calcext:value-type="float">
            <text:p>535601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2" calcext:value-type="float">
            <text:p>420342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20343" calcext:value-type="float">
            <text:p>42034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7833" calcext:value-type="float">
            <text:p>537833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NoInstallment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46212" calcext:value-type="float">
            <text:p>44621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50634" calcext:value-type="float">
            <text:p>45063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2130" calcext:value-type="float">
            <text:p>49213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1205" calcext:value-type="float">
            <text:p>49120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91206" calcext:value-type="float">
            <text:p>49120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04809" calcext:value-type="float">
            <text:p>40480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5" calcext:value-type="float">
            <text:p>47662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6" calcext:value-type="float">
            <text:p>47662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1" calcext:value-type="float">
            <text:p>54006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063" calcext:value-type="float">
            <text:p>54006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5103" calcext:value-type="float">
            <text:p>54510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122" calcext:value-type="float">
            <text:p>54012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33913" calcext:value-type="float">
            <text:p>53391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5864" calcext:value-type="float">
            <text:p>52586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794" calcext:value-type="float">
            <text:p>47979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795" calcext:value-type="float">
            <text:p>47979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2117" calcext:value-type="float">
            <text:p>54211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9620" calcext:value-type="float">
            <text:p>47962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979263" calcext:value-type="float">
            <text:p>97926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55359" calcext:value-type="float">
            <text:p>45535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52645" calcext:value-type="float">
            <text:p>55264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52659" calcext:value-type="float">
            <text:p>55265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0054" calcext:value-type="float">
            <text:p>51005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5" calcext:value-type="float">
            <text:p>47662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76626" calcext:value-type="float">
            <text:p>476626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34839" calcext:value-type="float">
            <text:p>434839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3034" calcext:value-type="float">
            <text:p>52303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YAPI VE KREDİ BANKASI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79909" calcext:value-type="float">
            <text:p>47990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1" calcext:value-type="float">
            <text:p>4938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79" calcext:value-type="float">
            <text:p>41197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6" calcext:value-type="float">
            <text:p>4938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119" calcext:value-type="float">
            <text:p>54211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0045" calcext:value-type="float">
            <text:p>54004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52101" calcext:value-type="float">
            <text:p>55210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804" calcext:value-type="float">
            <text:p>54280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2798" calcext:value-type="float">
            <text:p>542798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0046" calcext:value-type="float">
            <text:p>5400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20017" calcext:value-type="float">
            <text:p>52001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6757" calcext:value-type="float">
            <text:p>41675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4" calcext:value-type="float">
            <text:p>41194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3" calcext:value-type="float">
            <text:p>41194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942" calcext:value-type="float">
            <text:p>41194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1724" calcext:value-type="float">
            <text:p>41172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9084" calcext:value-type="float">
            <text:p>40908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02940" calcext:value-type="float">
            <text:p>4029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5792" calcext:value-type="float">
            <text:p>41579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8945" calcext:value-type="float">
            <text:p>42894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47244" calcext:value-type="float">
            <text:p>54724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50170" calcext:value-type="float">
            <text:p>65017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31369" calcext:value-type="float">
            <text:p>531369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4724" calcext:value-type="float">
            <text:p>43472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9252" calcext:value-type="float">
            <text:p>45925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T. VAKIFLAR BANKASI T.A.O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2284" calcext:value-type="float">
            <text:p>43228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2285" calcext:value-type="float">
            <text:p>43228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4264" calcext:value-type="float">
            <text:p>534264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11583" calcext:value-type="float">
            <text:p>511583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24935" calcext:value-type="float">
            <text:p>424935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23002" calcext:value-type="float">
            <text:p>42300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3796" calcext:value-type="float">
            <text:p>53379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17715" calcext:value-type="float">
            <text:p>417715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47234" calcext:value-type="float">
            <text:p>547234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434572" calcext:value-type="float">
            <text:p>434572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536180" calcext:value-type="float">
            <text:p>53618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LBARAKA TURK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6" calcext:value-type="float">
            <text:p>425846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7" calcext:value-type="float">
            <text:p>425847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22240" calcext:value-type="float">
            <text:p>52224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22241" calcext:value-type="float">
            <text:p>5222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41341" calcext:value-type="float">
            <text:p>44134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54301" calcext:value-type="float">
            <text:p>554301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979252" calcext:value-type="float">
            <text:p>979252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25848" calcext:value-type="float">
            <text:p>425848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58593" calcext:value-type="float">
            <text:p>558593</text:p>
          </table:table-cell>
          <table:table-cell office:value-type="string" calcext:value-type="string">
            <text:p>Credit - Business</text:p>
          </table:table-cell>
          <table:table-cell office:value-type="string" calcext:value-type="string">
            <text:p>ANADOLU BANK A.Ş.</text:p>
          </table:table-cell>
          <table:table-cell office:value-type="string" calcext:value-type="string">
            <text:p>YapıKredi</text:p>
          </table:table-cell>
          <table:table-cell office:value-type="string" calcext:value-type="string">
            <text:p>World</text:p>
          </table:table-cell>
        </table:table-row>
      </table:table>
      <table:table table:name="Akbank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ÜRÜN ADI</text:p>
          </table:table-cell>
          <table:table-cell office:value-type="string" calcext:value-type="string">
            <text:p>BİREYSEL/TİCARİ</text:p>
          </table:table-cell>
          <table:table-cell office:value-type="string" calcext:value-type="string">
            <text:p>BIN</text:p>
          </table:table-cell>
          <table:table-cell/>
        </table:table-row>
        <table:table-row table:style-name="ro2">
          <table:table-cell office:value-type="string" calcext:value-type="string">
            <text:p>Axess Klasik MC </text:p>
          </table:table-cell>
          <table:table-cell office:value-type="string" calcext:value-type="string">
            <text:p>Bireysel</text:p>
          </table:table-cell>
          <table:table-cell office:value-type="float" office:value="55711300" calcext:value-type="float">
            <text:p>55711300</text:p>
          </table:table-cell>
          <table:table-cell/>
        </table:table-row>
        <table:table-row table:style-name="ro2">
          <table:table-cell office:value-type="string" calcext:value-type="string">
            <text:p>Axess Klasik MC </text:p>
          </table:table-cell>
          <table:table-cell office:value-type="string" calcext:value-type="string">
            <text:p>Bireysel</text:p>
          </table:table-cell>
          <table:table-cell office:value-type="float" office:value="55711340" calcext:value-type="float">
            <text:p>55711340</text:p>
          </table:table-cell>
          <table:table-cell/>
        </table:table-row>
        <table:table-row table:style-name="ro2">
          <table:table-cell office:value-type="string" calcext:value-type="string">
            <text:p>Axess </text:p>
          </table:table-cell>
          <table:table-cell office:value-type="string" calcext:value-type="string">
            <text:p>Bireysel</text:p>
          </table:table-cell>
          <table:table-cell office:value-type="float" office:value="55711310" calcext:value-type="float">
            <text:p>55711310</text:p>
          </table:table-cell>
          <table:table-cell/>
        </table:table-row>
        <table:table-row table:style-name="ro2">
          <table:table-cell office:value-type="string" calcext:value-type="string">
            <text:p>Axess </text:p>
          </table:table-cell>
          <table:table-cell office:value-type="string" calcext:value-type="string">
            <text:p>Bireysel</text:p>
          </table:table-cell>
          <table:table-cell office:value-type="float" office:value="55711370" calcext:value-type="float">
            <text:p>55711370</text:p>
          </table:table-cell>
          <table:table-cell/>
        </table:table-row>
        <table:table-row table:style-name="ro2">
          <table:table-cell office:value-type="string" calcext:value-type="string">
            <text:p>Exi 26 </text:p>
          </table:table-cell>
          <table:table-cell office:value-type="string" calcext:value-type="string">
            <text:p>Bireysel</text:p>
          </table:table-cell>
          <table:table-cell office:value-type="float" office:value="52093200" calcext:value-type="float">
            <text:p>52093200</text:p>
          </table:table-cell>
          <table:table-cell/>
        </table:table-row>
        <table:table-row table:style-name="ro2">
          <table:table-cell office:value-type="string" calcext:value-type="string">
            <text:p>Exi 26 </text:p>
          </table:table-cell>
          <table:table-cell office:value-type="string" calcext:value-type="string">
            <text:p>Bireysel</text:p>
          </table:table-cell>
          <table:table-cell office:value-type="float" office:value="52093250" calcext:value-type="float">
            <text:p>52093250</text:p>
          </table:table-cell>
          <table:table-cell/>
        </table:table-row>
        <table:table-row table:style-name="ro2">
          <table:table-cell office:value-type="string" calcext:value-type="string">
            <text:p>Free </text:p>
          </table:table-cell>
          <table:table-cell office:value-type="string" calcext:value-type="string">
            <text:p>Bireysel</text:p>
          </table:table-cell>
          <table:table-cell office:value-type="float" office:value="52093210" calcext:value-type="float">
            <text:p>52093210</text:p>
          </table:table-cell>
          <table:table-cell/>
        </table:table-row>
        <table:table-row table:style-name="ro2">
          <table:table-cell office:value-type="string" calcext:value-type="string">
            <text:p>Free </text:p>
          </table:table-cell>
          <table:table-cell office:value-type="string" calcext:value-type="string">
            <text:p>Bireysel</text:p>
          </table:table-cell>
          <table:table-cell office:value-type="float" office:value="52093270" calcext:value-type="float">
            <text:p>52093270</text:p>
          </table:table-cell>
          <table:table-cell/>
        </table:table-row>
        <table:table-row table:style-name="ro2">
          <table:table-cell office:value-type="string" calcext:value-type="string">
            <text:p>Axess Gold MC </text:p>
          </table:table-cell>
          <table:table-cell office:value-type="string" calcext:value-type="string">
            <text:p>Bireysel</text:p>
          </table:table-cell>
          <table:table-cell office:value-type="float" office:value="55782900" calcext:value-type="float">
            <text:p>55782900</text:p>
          </table:table-cell>
          <table:table-cell/>
        </table:table-row>
        <table:table-row table:style-name="ro2">
          <table:table-cell office:value-type="string" calcext:value-type="string">
            <text:p>Axess Gold MC </text:p>
          </table:table-cell>
          <table:table-cell office:value-type="string" calcext:value-type="string">
            <text:p>Bireysel</text:p>
          </table:table-cell>
          <table:table-cell office:value-type="float" office:value="55782920" calcext:value-type="float">
            <text:p>55782920</text:p>
          </table:table-cell>
          <table:table-cell/>
        </table:table-row>
        <table:table-row table:style-name="ro2">
          <table:table-cell office:value-type="string" calcext:value-type="string">
            <text:p>Axess Professional</text:p>
          </table:table-cell>
          <table:table-cell office:value-type="string" calcext:value-type="string">
            <text:p>Bireysel</text:p>
          </table:table-cell>
          <table:table-cell office:value-type="float" office:value="55782940" calcext:value-type="float">
            <text:p>55782940</text:p>
          </table:table-cell>
          <table:table-cell/>
        </table:table-row>
        <table:table-row table:style-name="ro2">
          <table:table-cell office:value-type="string" calcext:value-type="string">
            <text:p>Wings Basic MC </text:p>
          </table:table-cell>
          <table:table-cell office:value-type="string" calcext:value-type="string">
            <text:p>Bireysel</text:p>
          </table:table-cell>
          <table:table-cell office:value-type="float" office:value="51275400" calcext:value-type="float">
            <text:p>51275400</text:p>
          </table:table-cell>
          <table:table-cell/>
        </table:table-row>
        <table:table-row table:style-name="ro2">
          <table:table-cell office:value-type="string" calcext:value-type="string">
            <text:p>Wings Basic MC </text:p>
          </table:table-cell>
          <table:table-cell office:value-type="string" calcext:value-type="string">
            <text:p>Bireysel</text:p>
          </table:table-cell>
          <table:table-cell office:value-type="float" office:value="51275420" calcext:value-type="float">
            <text:p>51275420</text:p>
          </table:table-cell>
          <table:table-cell/>
        </table:table-row>
        <table:table-row table:style-name="ro2">
          <table:table-cell office:value-type="string" calcext:value-type="string">
            <text:p>Wings Professional</text:p>
          </table:table-cell>
          <table:table-cell office:value-type="string" calcext:value-type="string">
            <text:p>Bireysel</text:p>
          </table:table-cell>
          <table:table-cell office:value-type="float" office:value="51275440" calcext:value-type="float">
            <text:p>51275440</text:p>
          </table:table-cell>
          <table:table-cell/>
        </table:table-row>
        <table:table-row table:style-name="ro2">
          <table:table-cell office:value-type="string" calcext:value-type="string">
            <text:p>Axess Klasik Visa </text:p>
          </table:table-cell>
          <table:table-cell office:value-type="string" calcext:value-type="string">
            <text:p>Bireysel</text:p>
          </table:table-cell>
          <table:table-cell office:value-type="float" office:value="43550800" calcext:value-type="float">
            <text:p>43550800</text:p>
          </table:table-cell>
          <table:table-cell/>
        </table:table-row>
        <table:table-row table:style-name="ro2">
          <table:table-cell office:value-type="string" calcext:value-type="string">
            <text:p>Axess Klasik Visa </text:p>
          </table:table-cell>
          <table:table-cell office:value-type="string" calcext:value-type="string">
            <text:p>Bireysel</text:p>
          </table:table-cell>
          <table:table-cell office:value-type="float" office:value="43550840" calcext:value-type="float">
            <text:p>43550840</text:p>
          </table:table-cell>
          <table:table-cell/>
        </table:table-row>
        <table:table-row table:style-name="ro2">
          <table:table-cell office:value-type="string" calcext:value-type="string">
            <text:p>Axess Gold Visa </text:p>
          </table:table-cell>
          <table:table-cell office:value-type="string" calcext:value-type="string">
            <text:p>Bireysel</text:p>
          </table:table-cell>
          <table:table-cell office:value-type="float" office:value="43550900" calcext:value-type="float">
            <text:p>43550900</text:p>
          </table:table-cell>
          <table:table-cell/>
        </table:table-row>
        <table:table-row table:style-name="ro2">
          <table:table-cell office:value-type="string" calcext:value-type="string">
            <text:p>Axess Gold Visa </text:p>
          </table:table-cell>
          <table:table-cell office:value-type="string" calcext:value-type="string">
            <text:p>Bireysel</text:p>
          </table:table-cell>
          <table:table-cell office:value-type="float" office:value="43550920" calcext:value-type="float">
            <text:p>43550920</text:p>
          </table:table-cell>
          <table:table-cell/>
        </table:table-row>
        <table:table-row table:style-name="ro2">
          <table:table-cell office:value-type="string" calcext:value-type="string">
            <text:p>Wings Basic Visa </text:p>
          </table:table-cell>
          <table:table-cell office:value-type="string" calcext:value-type="string">
            <text:p>Bireysel</text:p>
          </table:table-cell>
          <table:table-cell office:value-type="float" office:value="43207100" calcext:value-type="float">
            <text:p>43207100</text:p>
          </table:table-cell>
          <table:table-cell/>
        </table:table-row>
        <table:table-row table:style-name="ro2">
          <table:table-cell office:value-type="string" calcext:value-type="string">
            <text:p>Wings Basic Visa </text:p>
          </table:table-cell>
          <table:table-cell office:value-type="string" calcext:value-type="string">
            <text:p>Bireysel</text:p>
          </table:table-cell>
          <table:table-cell office:value-type="float" office:value="43207120" calcext:value-type="float">
            <text:p>43207120</text:p>
          </table:table-cell>
          <table:table-cell/>
        </table:table-row>
        <table:table-row table:style-name="ro2">
          <table:table-cell office:value-type="string" calcext:value-type="string">
            <text:p>Axess Platinum MC </text:p>
          </table:table-cell>
          <table:table-cell office:value-type="string" calcext:value-type="string">
            <text:p>Bireysel</text:p>
          </table:table-cell>
          <table:table-cell office:value-type="float" office:value="52180700" calcext:value-type="float">
            <text:p>52180700</text:p>
          </table:table-cell>
          <table:table-cell/>
        </table:table-row>
        <table:table-row table:style-name="ro2">
          <table:table-cell office:value-type="string" calcext:value-type="string">
            <text:p>Axess Platinum MC </text:p>
          </table:table-cell>
          <table:table-cell office:value-type="string" calcext:value-type="string">
            <text:p>Bireysel</text:p>
          </table:table-cell>
          <table:table-cell office:value-type="float" office:value="52180710" calcext:value-type="float">
            <text:p>52180710</text:p>
          </table:table-cell>
          <table:table-cell/>
        </table:table-row>
        <table:table-row table:style-name="ro2">
          <table:table-cell office:value-type="string" calcext:value-type="string">
            <text:p>Wings Black MC </text:p>
          </table:table-cell>
          <table:table-cell office:value-type="string" calcext:value-type="string">
            <text:p>Bireysel</text:p>
          </table:table-cell>
          <table:table-cell office:value-type="float" office:value="52434700" calcext:value-type="float">
            <text:p>52434700</text:p>
          </table:table-cell>
          <table:table-cell/>
        </table:table-row>
        <table:table-row table:style-name="ro2">
          <table:table-cell office:value-type="string" calcext:value-type="string">
            <text:p>Wings Black MC </text:p>
          </table:table-cell>
          <table:table-cell office:value-type="string" calcext:value-type="string">
            <text:p>Bireysel</text:p>
          </table:table-cell>
          <table:table-cell office:value-type="float" office:value="52434710" calcext:value-type="float">
            <text:p>52434710</text:p>
          </table:table-cell>
          <table:table-cell/>
        </table:table-row>
        <table:table-row table:style-name="ro2">
          <table:table-cell office:value-type="string" calcext:value-type="string">
            <text:p>Axess Platinum Gold </text:p>
          </table:table-cell>
          <table:table-cell office:value-type="string" calcext:value-type="string">
            <text:p>Bireysel</text:p>
          </table:table-cell>
          <table:table-cell office:value-type="float" office:value="41325200" calcext:value-type="float">
            <text:p>41325200</text:p>
          </table:table-cell>
          <table:table-cell/>
        </table:table-row>
        <table:table-row table:style-name="ro2">
          <table:table-cell office:value-type="string" calcext:value-type="string">
            <text:p>Axess Platinum Gold </text:p>
          </table:table-cell>
          <table:table-cell office:value-type="string" calcext:value-type="string">
            <text:p>Bireysel</text:p>
          </table:table-cell>
          <table:table-cell office:value-type="float" office:value="41325210" calcext:value-type="float">
            <text:p>41325210</text:p>
          </table:table-cell>
          <table:table-cell/>
        </table:table-row>
        <table:table-row table:style-name="ro2">
          <table:table-cell office:value-type="string" calcext:value-type="string">
            <text:p>Wings Black Visa </text:p>
          </table:table-cell>
          <table:table-cell office:value-type="string" calcext:value-type="string">
            <text:p>Bireysel</text:p>
          </table:table-cell>
          <table:table-cell office:value-type="float" office:value="43207200" calcext:value-type="float">
            <text:p>43207200</text:p>
          </table:table-cell>
          <table:table-cell/>
        </table:table-row>
        <table:table-row table:style-name="ro2">
          <table:table-cell office:value-type="string" calcext:value-type="string">
            <text:p>Wings Black Visa </text:p>
          </table:table-cell>
          <table:table-cell office:value-type="string" calcext:value-type="string">
            <text:p>Bireysel</text:p>
          </table:table-cell>
          <table:table-cell office:value-type="float" office:value="43207210" calcext:value-type="float">
            <text:p>43207210</text:p>
          </table:table-cell>
          <table:table-cell/>
        </table:table-row>
        <table:table-row table:style-name="ro2">
          <table:table-cell office:value-type="string" calcext:value-type="string">
            <text:p>Axess Business MC Domestic</text:p>
          </table:table-cell>
          <table:table-cell office:value-type="string" calcext:value-type="string">
            <text:p>Ticari</text:p>
          </table:table-cell>
          <table:table-cell office:value-type="float" office:value="55260800" calcext:value-type="float">
            <text:p>55260800</text:p>
          </table:table-cell>
          <table:table-cell/>
        </table:table-row>
        <table:table-row table:style-name="ro2">
          <table:table-cell office:value-type="string" calcext:value-type="string">
            <text:p>Axess Business MC International</text:p>
          </table:table-cell>
          <table:table-cell office:value-type="string" calcext:value-type="string">
            <text:p>Ticari</text:p>
          </table:table-cell>
          <table:table-cell office:value-type="float" office:value="55260900" calcext:value-type="float">
            <text:p>55260900</text:p>
          </table:table-cell>
          <table:table-cell/>
        </table:table-row>
        <table:table-row table:style-name="ro2">
          <table:table-cell office:value-type="string" calcext:value-type="string">
            <text:p>Axess Business Visa</text:p>
          </table:table-cell>
          <table:table-cell office:value-type="string" calcext:value-type="string">
            <text:p>Ticari</text:p>
          </table:table-cell>
          <table:table-cell office:value-type="float" office:value="42566920" calcext:value-type="float">
            <text:p>42566920</text:p>
          </table:table-cell>
          <table:table-cell/>
        </table:table-row>
        <table:table-row table:style-name="ro2">
          <table:table-cell office:value-type="string" calcext:value-type="string">
            <text:p>Axess Business Visa</text:p>
          </table:table-cell>
          <table:table-cell office:value-type="string" calcext:value-type="string">
            <text:p>Ticari</text:p>
          </table:table-cell>
          <table:table-cell office:value-type="float" office:value="42566925" calcext:value-type="float">
            <text:p>42566925</text:p>
          </table:table-cell>
          <table:table-cell/>
        </table:table-row>
        <table:table-row table:style-name="ro2">
          <table:table-cell office:value-type="string" calcext:value-type="string">
            <text:p>Axess Business MC</text:p>
          </table:table-cell>
          <table:table-cell office:value-type="string" calcext:value-type="string">
            <text:p>Ticari</text:p>
          </table:table-cell>
          <table:table-cell office:value-type="float" office:value="55260980" calcext:value-type="float">
            <text:p>55260980</text:p>
          </table:table-cell>
          <table:table-cell/>
        </table:table-row>
        <table:table-row table:style-name="ro2">
          <table:table-cell office:value-type="string" calcext:value-type="string">
            <text:p>Wings Business MC</text:p>
          </table:table-cell>
          <table:table-cell office:value-type="string" calcext:value-type="string">
            <text:p>Ticari</text:p>
          </table:table-cell>
          <table:table-cell office:value-type="float" office:value="55305600" calcext:value-type="float">
            <text:p>55305600</text:p>
          </table:table-cell>
          <table:table-cell/>
        </table:table-row>
        <table:table-row table:style-name="ro2">
          <table:table-cell office:value-type="string" calcext:value-type="string">
            <text:p>Wings Business Visa</text:p>
          </table:table-cell>
          <table:table-cell office:value-type="string" calcext:value-type="string">
            <text:p>Ticari</text:p>
          </table:table-cell>
          <table:table-cell office:value-type="float" office:value="42566900" calcext:value-type="float">
            <text:p>42566900</text:p>
          </table:table-cell>
          <table:table-cell/>
        </table:table-row>
        <table:table-row table:style-name="ro2">
          <table:table-cell office:value-type="string" calcext:value-type="string">
            <text:p>Axess Kobi</text:p>
          </table:table-cell>
          <table:table-cell office:value-type="string" calcext:value-type="string">
            <text:p>Ticari</text:p>
          </table:table-cell>
          <table:table-cell office:value-type="float" office:value="42566970" calcext:value-type="float">
            <text:p>42566970</text:p>
          </table:table-cell>
          <table:table-cell/>
        </table:table-row>
        <table:table-row table:style-name="ro2">
          <table:table-cell office:value-type="string" calcext:value-type="string">
            <text:p>BankO Axess Business</text:p>
          </table:table-cell>
          <table:table-cell office:value-type="string" calcext:value-type="string">
            <text:p>Odea Visa Busines Ax</text:p>
          </table:table-cell>
          <table:table-cell office:value-type="float" office:value="468793" calcext:value-type="float">
            <text:p>468793</text:p>
          </table:table-cell>
          <table:table-cell/>
        </table:table-row>
        <table:table-row table:style-name="ro2">
          <table:table-cell office:value-type="string" calcext:value-type="string">
            <text:p>Borajet BankO Card Axess </text:p>
          </table:table-cell>
          <table:table-cell office:value-type="string" calcext:value-type="string">
            <text:p>Odea Axess Visa Gold</text:p>
          </table:table-cell>
          <table:table-cell office:value-type="float" office:value="469180" calcext:value-type="float">
            <text:p>469180</text:p>
          </table:table-cell>
          <table:table-cell/>
        </table:table-row>
        <table:table-row table:style-name="ro2">
          <table:table-cell office:value-type="string" calcext:value-type="string">
            <text:p>BankO Card Axess Visa Platinum <text:s/></text:p>
          </table:table-cell>
          <table:table-cell office:value-type="string" calcext:value-type="string">
            <text:p>Odea Axess Visa Plat</text:p>
          </table:table-cell>
          <table:table-cell office:value-type="float" office:value="469181" calcext:value-type="float">
            <text:p>46918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ankO Card Axess Visa Infınte <text:s/></text:p>
          </table:table-cell>
          <table:table-cell office:value-type="string" calcext:value-type="string">
            <text:p>Odea Axess Visa infi</text:p>
          </table:table-cell>
          <table:table-cell office:value-type="float" office:value="469182" calcext:value-type="float">
            <text:p>469182</text:p>
          </table:table-cell>
          <table:table-cell/>
        </table:table-row>
        <table:table-row table:style-name="ro2">
          <table:table-cell office:value-type="string" calcext:value-type="string">
            <text:p>BankO Card Axess Visa <text:s/></text:p>
          </table:table-cell>
          <table:table-cell office:value-type="string" calcext:value-type="string">
            <text:p>Odea Axess Visa Standart</text:p>
          </table:table-cell>
          <table:table-cell office:value-type="float" office:value="469183" calcext:value-type="float">
            <text:p>469183</text:p>
          </table:table-cell>
          <table:table-cell/>
        </table:table-row>
        <table:table-row table:style-name="ro2">
          <table:table-cell office:value-type="string" calcext:value-type="string">
            <text:p>BankO Card Axess Sanal Kart Mastercard</text:p>
          </table:table-cell>
          <table:table-cell office:value-type="string" calcext:value-type="string">
            <text:p>Odea MCAxessStandart</text:p>
          </table:table-cell>
          <table:table-cell office:value-type="float" office:value="522362" calcext:value-type="float">
            <text:p>52236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nında Kart-BankO Card Axess-1 Mastercard <text:s/></text:p>
          </table:table-cell>
          <table:table-cell office:value-type="string" calcext:value-type="string">
            <text:p>Odea MCAxessStandart</text:p>
          </table:table-cell>
          <table:table-cell office:value-type="float" office:value="524677" calcext:value-type="float">
            <text:p>524677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ankO Card Axess Gold Mastercard <text:s/></text:p>
          </table:table-cell>
          <table:table-cell office:value-type="string" calcext:value-type="string">
            <text:p>Odea MC Axess Gold</text:p>
          </table:table-cell>
          <table:table-cell office:value-type="float" office:value="526952" calcext:value-type="float">
            <text:p>52695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nında Kart-BankO Card Axess Platinum-1 Mastercard <text:s/></text:p>
          </table:table-cell>
          <table:table-cell office:value-type="string" calcext:value-type="string">
            <text:p>Odea MCAxess Platinum</text:p>
          </table:table-cell>
          <table:table-cell office:value-type="float" office:value="527369" calcext:value-type="float">
            <text:p>527369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2" number:min-decimal-places="2" number:min-integer-digits="1"/>
      <number:text> </number:text>
    </number:number-style>
    <number:number-style style:name="N143">
      <number:text>-</number:text>
      <number:number number:decimal-places="2" number:min-decimal-places="2" number:min-integer-digits="1"/>
      <number:text> </number:text>
      <style:map style:condition="value()&gt;=0" style:apply-style-name="N14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.00.0000</text:date>, <text:time style:data-style-name="N2" text:time-value="17:53:35.96807223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9T18:02:43.894132629</dc:date>
    <meta:editing-duration>PT1H36M40S</meta:editing-duration>
    <meta:editing-cycles>43</meta:editing-cycles>
    <meta:generator>LibreOffice/7.0.4.2$Linux_X86_64 LibreOffice_project/00$Build-2</meta:generator>
    <meta:document-statistic meta:table-count="4" meta:cell-count="19060" meta:object-count="0"/>
  </office:meta>
</office:document-meta>
</file>